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11pt" style:font-size-asian="11pt" style:font-size-complex="11pt"/>
    </style:style>
    <style:style style:name="ce3" style:family="table-cell" style:parent-style-name="Default" style:data-style-name="N36">
      <style:table-cell-properties style:vertical-align="automatic"/>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o1" style:family="table-column">
      <style:table-column-properties fo:break-before="auto" style:column-width="4.23333333333333cm"/>
    </style:style>
    <style:style style:name="co2" style:family="table-column">
      <style:table-column-properties fo:break-before="auto" style:column-width="2.83104166666667cm"/>
    </style:style>
    <style:style style:name="co3" style:family="table-column">
      <style:table-column-properties fo:break-before="auto" style:column-width="1.984375cm"/>
    </style:style>
    <style:style style:name="ro1" style:family="table-row">
      <style:table-row-properties style:row-height="16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éponses_au_formulaire_1" table:style-name="ta1">
        <table:table-column table:style-name="co1" table:number-columns-repeated="13" table:default-cell-style-name="ce1"/>
        <table:table-column table:style-name="co2" table:number-columns-repeated="1011" table:default-cell-style-name="ce1"/>
        <table:table-column table:style-name="co3" table:number-columns-repeated="15360" table:default-cell-style-name="ce1"/>
        <table:table-row table:style-name="ro1">
          <table:table-cell office:value-type="string" table:style-name="ce2">
            <text:p>Horodateur</text:p>
          </table:table-cell>
          <table:table-cell office:value-type="string" table:style-name="ce2">
            <text:p>Avez-vous des activités en lien avec la Convention ? (plusieurs réponses possibles)</text:p>
          </table:table-cell>
          <table:table-cell office:value-type="string" table:style-name="ce2">
            <text:p>Souhaitez-vous participer à une ultime session de la Convention ?</text:p>
          </table:table-cell>
          <table:table-cell office:value-type="string" table:style-name="ce2">
            <text:p>Si oui et dans l’hypothèse où les conditions sanitaires le permettent, souhaitez-vous y participer physiquement ou à distance ?</text:p>
          </table:table-cell>
          <table:table-cell office:value-type="string" table:style-name="ce2">
            <text:p>Quelles sont vos attentes pour cette dernière session ?</text:p>
          </table:table-cell>
          <table:table-cell office:value-type="string" table:style-name="ce2">
            <text:p>Qu’est-ce qui vous paraît nécessaire à la formulation d’une réaction collective par la Convention ?</text:p>
          </table:table-cell>
          <table:table-cell office:value-type="string" table:style-name="ce2">
            <text:p>Avez-vous des remarques ou demandes particulières à adresser au comité de gouvernance ?</text:p>
          </table:table-cell>
          <table:table-cell table:number-columns-repeated="16377"/>
        </table:table-row>
        <table:table-row table:style-name="ro1">
          <table:table-cell office:value-type="date" office:date-value="2020-10-23T07:21:40" table:style-name="ce3">
            <text:p>10/23/2020 7:21:40</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A distance</text:p>
          </table:table-cell>
          <table:table-cell office:value-type="string" table:style-name="ce4">
            <text:p>Je souhaite voir d'une manière plus approfondie comment les mesures ont été adoptées ou pas... La mesure sur l'écocide par exemple a été balayée d'un revers de la main...</text:p>
          </table:table-cell>
          <table:table-cell office:value-type="string" table:style-name="ce4">
            <text:p>L'entente collective</text:p>
          </table:table-cell>
          <table:table-cell office:value-type="string" table:style-name="ce4">
            <text:p>Non pas</text:p>
          </table:table-cell>
          <table:table-cell table:number-columns-repeated="16377"/>
        </table:table-row>
        <table:table-row table:style-name="ro1">
          <table:table-cell office:value-type="date" office:date-value="2020-10-23T07:30:14" table:style-name="ce3">
            <text:p>10/23/2020 7:30:15</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3T07:31:13" table:style-name="ce3">
            <text:p>10/23/2020 7:31:14</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Un bilan précis de l’avancement de nos propositions et travail sur un agenda sur les futures réunions</text:p>
          </table:table-cell>
          <table:table-cell office:value-type="string" table:style-name="ce4">
            <text:p>Tous unis derrière nos propositions</text:p>
          </table:table-cell>
          <table:table-cell office:value-type="string" table:style-name="ce4">
            <text:p>Merci pour leur implication et leur patience</text:p>
          </table:table-cell>
          <table:table-cell table:number-columns-repeated="16377"/>
        </table:table-row>
        <table:table-row table:style-name="ro1">
          <table:table-cell office:value-type="date" office:date-value="2020-10-23T07:42:42" table:style-name="ce3">
            <text:p>10/23/2020 7:42:43</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inalisé le reste du projet qui nous tient tous a cœur</text:p>
          </table:table-cell>
          <table:table-cell office:value-type="string" table:style-name="ce4">
            <text:p>le processus démocratique</text:p>
          </table:table-cell>
          <table:table-cell office:value-type="string" table:style-name="ce4">
            <text:p>merci pour votre travail de suivi</text:p>
          </table:table-cell>
          <table:table-cell table:number-columns-repeated="16377"/>
        </table:table-row>
        <table:table-row table:style-name="ro1">
          <table:table-cell office:value-type="date" office:date-value="2020-10-23T07:48:41" table:style-name="ce3">
            <text:p>10/23/2020 7:48:42</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Souhaite avoir <text:s/>des explications sur la mise en place de certaines mesures ( la rénovation globale, la mobilité ....) difficile de suivre uniquement avec les envois par messagerie, nous n’avons pas tous la même agilité avec le numérique.</text:p>
          </table:table-cell>
          <table:table-cell office:value-type="string" table:style-name="ce4">
            <text:p>Il faut débattre tous ensemble avant de formuler des remarques , beaucoup ne se sentent plus représentées .</text:p>
          </table:table-cell>
          <table:table-cell office:value-type="string" table:style-name="ce4">
            <text:p>Le respect des institutions doit être rappelé aux 150 , nous ne sommes pas des élus . Le temps législatif doit être respecté. Les prises de paroles doivent être mesurées et surtout a- politique.</text:p>
          </table:table-cell>
          <table:table-cell table:number-columns-repeated="16377"/>
        </table:table-row>
        <table:table-row table:style-name="ro1">
          <table:table-cell office:value-type="date" office:date-value="2020-10-23T08:26:34" table:style-name="ce3">
            <text:p>10/23/2020 8:26:34</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3T08:40:12" table:style-name="ce3">
            <text:p>10/23/2020 8:40:13</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État des lieux des propositions mise en oeuvre, réponse au gouvernement et rencontre avec le président de la république</text:p>
          </table:table-cell>
          <table:table-cell office:value-type="string" table:style-name="ce4">
            <text:p>Une réponse forte et unanime. Une réponse direct au président à l'Élysée</text:p>
          </table:table-cell>
          <table:table-cell office:value-type="string" table:style-name="ce4">
            <text:p>Il me semble essentiel de demander une enveloppe supplémentaire pour faire un point trimestrielle en présentiel à 150 nous ne pouvons pas tout faire à distance. Les relations sociales sont importantes pour des échanges dans un esprit de sérénité.</text:p>
          </table:table-cell>
          <table:table-cell table:number-columns-repeated="16377"/>
        </table:table-row>
        <table:table-row table:style-name="ro1">
          <table:table-cell office:value-type="date" office:date-value="2020-10-23T08:48:13" table:style-name="ce3">
            <text:p>10/23/2020 8:48:13</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Revoir les autres citoyens</text:p>
          </table:table-cell>
          <table:table-cell office:value-type="string" table:style-name="ce4">
            <text:p>L’association des « 150 » mal géré les mêmes personnes interviennent partout au même temps. J’ai appris par les médias qu’on avait une « porte parole »</text:p>
          </table:table-cell>
          <table:table-cell office:value-type="string" table:style-name="ce4">
            <text:p>Merci a vous! Juste une attestation de ma participation à la convention</text:p>
          </table:table-cell>
          <table:table-cell table:number-columns-repeated="16377"/>
        </table:table-row>
        <table:table-row table:style-name="ro1">
          <table:table-cell office:value-type="date" office:date-value="2020-10-23T08:52:35" table:style-name="ce3">
            <text:p>10/23/2020 8:52:36</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Des réponses claires</text:p>
          </table:table-cell>
          <table:table-cell office:value-type="string" table:style-name="ce4">
            <text:p>Obtenir des résultats</text:p>
          </table:table-cell>
          <table:table-cell office:value-type="string" table:style-name="ce4">
            <text:p>Merci de continuer à nous soutenir</text:p>
          </table:table-cell>
          <table:table-cell table:number-columns-repeated="16377"/>
        </table:table-row>
        <table:table-row table:style-name="ro1">
          <table:table-cell office:value-type="date" office:date-value="2020-10-23T08:57:20" table:style-name="ce3">
            <text:p>10/23/2020 8:57:20</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un bilan tous ensemble de la prise en compte des mesures de la CCC, et le transmettre au PR</text:p>
          </table:table-cell>
          <table:table-cell table:number-columns-repeated="16379" table:style-name="ce1"/>
        </table:table-row>
        <table:table-row table:style-name="ro1">
          <table:table-cell office:value-type="date" office:date-value="2020-10-23T09:10:24" table:style-name="ce3">
            <text:p>10/23/2020 9:10:25</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Qu' il nous soit apporté des réponses précises pour ce qui sera fait de nos propositions de mesures.</text:p>
          </table:table-cell>
          <table:table-cell office:value-type="string" table:style-name="ce4">
            <text:p>Le respect du travail de la convention et des promesses faites par le président</text:p>
          </table:table-cell>
          <table:table-cell office:value-type="string" table:style-name="ce4">
            <text:p>Non</text:p>
          </table:table-cell>
          <table:table-cell table:number-columns-repeated="16377"/>
        </table:table-row>
        <table:table-row table:style-name="ro1">
          <table:table-cell office:value-type="date" office:date-value="2020-10-23T09:29:08" table:style-name="ce3">
            <text:p>10/23/2020 9:29:09</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aire le point après le rendu du bilan final avec tous les citoyens</text:p>
          </table:table-cell>
          <table:table-cell table:style-name="ce1"/>
          <table:table-cell office:value-type="string" table:style-name="ce4">
            <text:p>Non</text:p>
          </table:table-cell>
          <table:table-cell table:number-columns-repeated="16377"/>
        </table:table-row>
        <table:table-row table:style-name="ro1">
          <table:table-cell office:value-type="date" office:date-value="2020-10-23T09:29:33" table:style-name="ce3">
            <text:p>10/23/2020 9:29:34</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inaliser cette aventure et discuter face à face avec d'autres pour voir où ils en sont</text:p>
          </table:table-cell>
          <table:table-cell office:value-type="string" table:style-name="ce4">
            <text:p>nécessaire.... surtout encadrée car beaucoup s'expriment au nom des 150 mais je ne me sens pas du tout en phase avec eux</text:p>
            <text:p>bien au contraire...</text:p>
          </table:table-cell>
          <table:table-cell office:value-type="string" table:style-name="ce4">
            <text:p>l'association des 150 qui a été créée ne peut pas gérer les individus qui font ce qu'ils veulent ...certains nous décrédibilisent d'autres me font honte!!!! <text:s/>comme pour les gilets jaunes, il n'y a pas de chef et cela part dans tous les sens avec toujours les mêmes en première ligne... je pense qu'il aurait fallu s'arrêter à notre travail et laisser des experts ou le comité de gouvernance suivre nos propositions. et nous en informer.... certains s'approprient cette tribune qui nous a été offerte pour politiser la chose....c'est regrettable.</text:p>
          </table:table-cell>
          <table:table-cell table:number-columns-repeated="16377"/>
        </table:table-row>
        <table:table-row table:style-name="ro1">
          <table:table-cell office:value-type="date" office:date-value="2020-10-23T09:37:02" table:style-name="ce3">
            <text:p>10/23/2020 9:37:03</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Je ne sais pas</text:p>
          </table:table-cell>
          <table:table-cell office:value-type="string" table:style-name="ce4">
            <text:p>Une ultime réponse</text:p>
          </table:table-cell>
          <table:table-cell office:value-type="string" table:style-name="ce4">
            <text:p>Éviter les divisions</text:p>
          </table:table-cell>
          <table:table-cell table:number-columns-repeated="16378" table:style-name="ce1"/>
        </table:table-row>
        <table:table-row table:style-name="ro1">
          <table:table-cell office:value-type="date" office:date-value="2020-10-23T10:12:24" table:style-name="ce3">
            <text:p>10/23/2020 10:12:24</text:p>
          </table:table-cell>
          <table:table-cell office:value-type="string" table:style-name="ce4">
            <text:p>Je participe à des évènements liés à mon expérience</text:p>
          </table:table-cell>
          <table:table-cell office:value-type="string" table:style-name="ce4">
            <text:p>Je ne sais pas</text:p>
          </table:table-cell>
          <table:table-cell office:value-type="string" table:style-name="ce4">
            <text:p>Physiquement</text:p>
          </table:table-cell>
          <table:table-cell office:value-type="string" table:style-name="ce4">
            <text:p>Je n'y vois pas trop l'intérêt. Notre mandat est terminé</text:p>
          </table:table-cell>
          <table:table-cell office:value-type="string" table:style-name="ce4">
            <text:p>Qu'on soit 150. Si on est moins, cela n'aura pas de sens.</text:p>
          </table:table-cell>
          <table:table-cell office:value-type="string" table:style-name="ce4">
            <text:p>Il faut garder Thomas !</text:p>
          </table:table-cell>
          <table:table-cell table:number-columns-repeated="16377"/>
        </table:table-row>
        <table:table-row table:style-name="ro1">
          <table:table-cell office:value-type="date" office:date-value="2020-10-23T10:15:10" table:style-name="ce3">
            <text:p>10/23/2020 10:15:11</text:p>
          </table:table-cell>
          <table:table-cell office:value-type="string" table:style-name="ce4">
            <text:p>Les réponses se décochent, alors je réponds positivement à la 1, la 2, la 3 mais je prends aussi parfois un peu de recul car tout cela est très prenant, quand on a repris une vie familiale et professionnelle "normale".</text:p>
          </table:table-cell>
          <table:table-cell office:value-type="string" table:style-name="ce4">
            <text:p>Oui</text:p>
          </table:table-cell>
          <table:table-cell office:value-type="string" table:style-name="ce4">
            <text:p>Physiquement</text:p>
          </table:table-cell>
          <table:table-cell office:value-type="string" table:style-name="ce4">
            <text:p>Vous revoir tous (je suis en manque...). Mais aussi savourer avec chacun d'entre vous les futures décisions gouvernementales de mise en oeuvre de la majorité de nos mesures à l'échelle nationale, voire à l'échelle européenne et internationale (je suis d'un optimisme sans faille...;)</text:p>
          </table:table-cell>
          <table:table-cell office:value-type="string" table:style-name="ce4">
            <text:p>Un consensus le plus large possible (mais ça ne va pas être facile...Mon optimisme a ses limites...)</text:p>
          </table:table-cell>
          <table:table-cell office:value-type="string" table:style-name="ce4">
            <text:p>Bravo pour tout ce travail accompli. Quelle expérience nous avons vécue tous ensemble !</text:p>
          </table:table-cell>
          <table:table-cell table:number-columns-repeated="16377"/>
        </table:table-row>
        <table:table-row table:style-name="ro1">
          <table:table-cell office:value-type="date" office:date-value="2020-10-23T10:18:48" table:style-name="ce3">
            <text:p>10/23/2020 10:18:48</text:p>
          </table:table-cell>
          <table:table-cell office:value-type="string" table:style-name="ce4">
            <text:p>Je lis des informations générales dans la presse ou sur Internet</text:p>
          </table:table-cell>
          <table:table-cell office:value-type="string" table:style-name="ce4">
            <text:p>Je ne sais pas</text:p>
          </table:table-cell>
          <table:table-cell table:style-name="ce1"/>
          <table:table-cell office:value-type="string" table:style-name="ce4">
            <text:p>Il faut un débat entre les membres</text:p>
          </table:table-cell>
          <table:table-cell office:value-type="string" table:style-name="ce4">
            <text:p>Une réponse unitaire et constructive</text:p>
          </table:table-cell>
          <table:table-cell table:number-columns-repeated="16378" table:style-name="ce1"/>
        </table:table-row>
        <table:table-row table:style-name="ro1">
          <table:table-cell office:value-type="date" office:date-value="2020-10-23T10:32:03" table:style-name="ce3">
            <text:p>10/23/2020 10:32:03</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Boucler la boucle. J’entends par la faire un état des lieux sur les promesses présidentielles. Il est important de pouvoir communiquer sur les résultats et notre positionnement sur le respect de notre contrat moral.</text:p>
          </table:table-cell>
          <table:table-cell office:value-type="string" table:style-name="ce4">
            <text:p>Valider le retour et l’engagement ou pas du gouvernement</text:p>
          </table:table-cell>
          <table:table-cell office:value-type="string" table:style-name="ce4">
            <text:p>Aucune</text:p>
          </table:table-cell>
          <table:table-cell table:number-columns-repeated="16377"/>
        </table:table-row>
        <table:table-row table:style-name="ro1">
          <table:table-cell office:value-type="date" office:date-value="2020-10-23T10:45:06" table:style-name="ce3">
            <text:p>10/23/2020 10:45:07</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le point sur la transmissions sans filtre de nos propositions par le Gouvernement au Parlement. Il est trop tôt pour juger la mise en application complète de nos mesures mais nous ne pouvons pour autant attendre définitivement et repousser cette échéance. Par ailleurs, je souhaite que cette dernière et ultime session apporte une clarification sur le rôle de la CCC et des citoyens, rôle qui est pour moi terminé, sauf demandes de témoignages, ou engagements perso des uns et des autres.</text:p>
          </table:table-cell>
          <table:table-cell office:value-type="string" table:style-name="ce4">
            <text:p>Au préalable de toute formulation, s'assurer de la légitimité confortée du collectif et de sa solidité. Il faudra que cette réaction soit approuvée par les 150, et pour cela tous doivent être en capacité de comprendre les avancées récentes et les enjeux. Trop de dispersions et de postures différentes ces derniers temps chez les citoyens, du fait aussi d'une grande confusion face aux déclarations du Gouvernement, à une mauvaise compréhension des mécanismes <text:s/>qui président à la "fabrication" des lois et à leur adoption.</text:p>
          </table:table-cell>
          <table:table-cell table:number-columns-repeated="16378" table:style-name="ce1"/>
        </table:table-row>
        <table:table-row table:style-name="ro1">
          <table:table-cell office:value-type="date" office:date-value="2020-10-23T10:57:58" table:style-name="ce3">
            <text:p>10/23/2020 10:57:58</text:p>
          </table:table-cell>
          <table:table-cell office:value-type="string" table:style-name="ce4">
            <text:p>Je lis des informations générales dans la presse ou sur Internet, Je continue a en parler autour de moi dès la moindre opportunité...é</text:p>
          </table:table-cell>
          <table:table-cell office:value-type="string" table:style-name="ce4">
            <text:p>Oui</text:p>
          </table:table-cell>
          <table:table-cell office:value-type="string" table:style-name="ce4">
            <text:p>Physiquement</text:p>
          </table:table-cell>
          <table:table-cell office:value-type="string" table:style-name="ce4">
            <text:p>Transparence("bon media)/devoir de réponse/possiblilité d'assouplissement ou de durcissement de nos mesures</text:p>
          </table:table-cell>
          <table:table-cell office:value-type="string" table:style-name="ce4">
            <text:p>Médiatisé</text:p>
          </table:table-cell>
          <table:table-cell office:value-type="string" table:style-name="ce4">
            <text:p>Fidèle aux sessions passs</text:p>
          </table:table-cell>
          <table:table-cell table:number-columns-repeated="16377"/>
        </table:table-row>
        <table:table-row table:style-name="ro1">
          <table:table-cell office:value-type="date" office:date-value="2020-10-23T11:03:27" table:style-name="ce3">
            <text:p>10/23/2020 11:03:28</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Un échange sur les avancées de nos mesures par rapport à l'engagement du Président, sur la stratégie à utiliser pour que les citoyen.s.nes soient informés et pas désinformés de ces mesures.</text:p>
          </table:table-cell>
          <table:table-cell office:value-type="string" table:style-name="ce4">
            <text:p>Nous avons rempli la mission qui nous avait été confiée. Nous attendons en retour que soit respecté l'engagement des politiques concernant les mesures de la Convention Citoyenne pour le Climat.</text:p>
          </table:table-cell>
          <table:table-cell office:value-type="string" table:style-name="ce4">
            <text:p>Que pensez-vous de la tournure de cette convention?</text:p>
          </table:table-cell>
          <table:table-cell table:number-columns-repeated="16377"/>
        </table:table-row>
        <table:table-row table:style-name="ro1">
          <table:table-cell office:value-type="date" office:date-value="2020-10-23T11:03:32" table:style-name="ce3">
            <text:p>10/23/2020 11:03:32</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Le partage des avis de chacun des membres sur le travail gouvernemental qui est donné à nos mesures et sur nos activités respectives pour défendre nos mesures.</text:p>
          </table:table-cell>
          <table:table-cell office:value-type="string" table:style-name="ce4">
            <text:p>une vison commune du travail réalisé et du travail à réaliser</text:p>
          </table:table-cell>
          <table:table-cell office:value-type="string" table:style-name="ce4">
            <text:p>non</text:p>
          </table:table-cell>
          <table:table-cell table:number-columns-repeated="16377"/>
        </table:table-row>
        <table:table-row table:style-name="ro1">
          <table:table-cell office:value-type="date" office:date-value="2020-10-23T11:05:35" table:style-name="ce3">
            <text:p>10/23/2020 11:05:35</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Un bilan a 150 adressé à tous les français</text:p>
          </table:table-cell>
          <table:table-cell office:value-type="string" table:style-name="ce4">
            <text:p>Donner notre avis sur le respect de la parole citoyenne</text:p>
          </table:table-cell>
          <table:table-cell office:value-type="string" table:style-name="ce4">
            <text:p>Non...faisons au mieux</text:p>
          </table:table-cell>
          <table:table-cell table:number-columns-repeated="16377"/>
        </table:table-row>
        <table:table-row table:style-name="ro1">
          <table:table-cell office:value-type="date" office:date-value="2020-10-23T11:24:17" table:style-name="ce3">
            <text:p>10/23/2020 11:24:18</text:p>
          </table:table-cell>
          <table:table-cell office:value-type="string" table:style-name="ce4">
            <text:p>Je participe à des évènements liés à mon expérience,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mettre en place une stratégie de suivi de nos mesures</text:p>
          </table:table-cell>
          <table:table-cell office:value-type="string" table:style-name="ce4">
            <text:p>la cohérence de la démocratie participative</text:p>
          </table:table-cell>
          <table:table-cell table:number-columns-repeated="16378" table:style-name="ce1"/>
        </table:table-row>
        <table:table-row table:style-name="ro1">
          <table:table-cell office:value-type="date" office:date-value="2020-10-23T11:40:00" table:style-name="ce3">
            <text:p>10/23/2020 11:40:00</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office:value-type="string" table:style-name="ce4">
            <text:p>Rester dans le même esprit du début de cette convention. Nous avons tous le même et indique but. Et faire valoir notre travail.</text:p>
          </table:table-cell>
          <table:table-cell office:value-type="string" table:style-name="ce4">
            <text:p>Faire valoir notre travail, nous y avons <text:s/>travailler dur tous ensemble à notre niveau de compétences et de connaissances. Ce travail doit être reconnu.</text:p>
          </table:table-cell>
          <table:table-cell table:number-columns-repeated="16378" table:style-name="ce1"/>
        </table:table-row>
        <table:table-row table:style-name="ro1">
          <table:table-cell office:value-type="date" office:date-value="2020-10-23T12:07:44" table:style-name="ce3">
            <text:p>10/23/2020 12:07:44</text:p>
          </table:table-cell>
          <table:table-cell office:value-type="string" table:style-name="ce4">
            <text:p>Je lis des informations générales dans la presse ou sur Internet, J’ai pris du recul</text:p>
          </table:table-cell>
          <table:table-cell office:value-type="string" table:style-name="ce4">
            <text:p>Oui</text:p>
          </table:table-cell>
          <table:table-cell office:value-type="string" table:style-name="ce4">
            <text:p>Physiquement</text:p>
          </table:table-cell>
          <table:table-cell office:value-type="string" table:style-name="ce4">
            <text:p>Un bilan objectif sur les 149 propositions dénué de toute considération politique.</text:p>
          </table:table-cell>
          <table:table-cell office:value-type="string" table:style-name="ce4">
            <text:p>Je pense que bilan doit être validé par un vote et envoyé au Président et au gouvernement.</text:p>
          </table:table-cell>
          <table:table-cell table:number-columns-repeated="16378" table:style-name="ce1"/>
        </table:table-row>
        <table:table-row table:style-name="ro1">
          <table:table-cell office:value-type="date" office:date-value="2020-10-23T12:26:39" table:style-name="ce3">
            <text:p>10/23/2020 12:26:39</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3T12:27:58" table:style-name="ce3">
            <text:p>10/23/2020 12:27:58</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avancer la mise en œuvre de nos propositions, sinon on a travaillé pour rien .<text:s text:c="2"/></text:p>
          </table:table-cell>
          <table:table-cell office:value-type="string" table:style-name="ce4">
            <text:p>Bien argumenter notre réponse</text:p>
          </table:table-cell>
          <table:table-cell office:value-type="string" table:style-name="ce4">
            <text:p>Non</text:p>
          </table:table-cell>
          <table:table-cell table:number-columns-repeated="16377"/>
        </table:table-row>
        <table:table-row table:style-name="ro1">
          <table:table-cell office:value-type="date" office:date-value="2020-10-23T12:30:57" table:style-name="ce3">
            <text:p>10/23/2020 12:30:58</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Reponse concluante</text:p>
          </table:table-cell>
          <table:table-cell table:number-columns-repeated="16379" table:style-name="ce1"/>
        </table:table-row>
        <table:table-row table:style-name="ro1">
          <table:table-cell office:value-type="date" office:date-value="2020-10-23T12:39:09" table:style-name="ce3">
            <text:p>10/23/2020 12:39:09</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Cela dépend des mises en application de nos mesures</text:p>
          </table:table-cell>
          <table:table-cell office:value-type="string" table:style-name="ce4">
            <text:p>Une réponse collégiale</text:p>
          </table:table-cell>
          <table:table-cell office:value-type="string" table:style-name="ce4">
            <text:p>Non</text:p>
          </table:table-cell>
          <table:table-cell table:number-columns-repeated="16377"/>
        </table:table-row>
        <table:table-row table:style-name="ro1">
          <table:table-cell office:value-type="date" office:date-value="2020-10-23T13:15:02" table:style-name="ce3">
            <text:p>10/23/2020 13:15:03</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Je ne sais pas</text:p>
          </table:table-cell>
          <table:table-cell office:value-type="string" table:style-name="ce4">
            <text:p>Un bilan à mi-parcours sur l'ensemble des propositions et une ligne de suivis à adopter pour la suite</text:p>
          </table:table-cell>
          <table:table-cell office:value-type="string" table:style-name="ce4">
            <text:p>Être informé des détails de cette démarche et connaitre le but</text:p>
          </table:table-cell>
          <table:table-cell office:value-type="string" table:style-name="ce4">
            <text:p>Oui</text:p>
          </table:table-cell>
          <table:table-cell table:number-columns-repeated="16377"/>
        </table:table-row>
        <table:table-row table:style-name="ro1">
          <table:table-cell office:value-type="date" office:date-value="2020-10-23T13:45:21" table:style-name="ce3">
            <text:p>10/23/2020 13:45:22</text:p>
          </table:table-cell>
          <table:table-cell office:value-type="string" table:style-name="ce4">
            <text:p>Je participe à des évènements liés à mon expérience</text:p>
          </table:table-cell>
          <table:table-cell office:value-type="string" table:style-name="ce4">
            <text:p>Je ne sais pas</text:p>
          </table:table-cell>
          <table:table-cell office:value-type="string" table:style-name="ce4">
            <text:p>Je ne sais pas</text:p>
          </table:table-cell>
          <table:table-cell office:value-type="string" table:style-name="ce4">
            <text:p>Essayer de voir comment les propositions sont accueillies et adoptées par l'exécutif</text:p>
          </table:table-cell>
          <table:table-cell office:value-type="string" table:style-name="ce4">
            <text:p>Reprendre les grands thèmes de nos propositions et faire une analyse de l'action ou pas de l'exécutif</text:p>
          </table:table-cell>
          <table:table-cell office:value-type="string" table:style-name="ce4">
            <text:p>non</text:p>
          </table:table-cell>
          <table:table-cell table:number-columns-repeated="16377"/>
        </table:table-row>
        <table:table-row table:style-name="ro1">
          <table:table-cell office:value-type="date" office:date-value="2020-10-23T15:02:42" table:style-name="ce3">
            <text:p>10/23/2020 15:02:43</text:p>
          </table:table-cell>
          <table:table-cell office:value-type="string" table:style-name="ce4">
            <text:p>Je lis des informations générales dans la presse ou sur Internet</text:p>
          </table:table-cell>
          <table:table-cell office:value-type="string" table:style-name="ce4">
            <text:p>Je ne sais pas</text:p>
          </table:table-cell>
          <table:table-cell office:value-type="string" table:style-name="ce4">
            <text:p>A distance</text:p>
          </table:table-cell>
          <table:table-cell office:value-type="string" table:style-name="ce4">
            <text:p>De réelles avancées</text:p>
          </table:table-cell>
          <table:table-cell office:value-type="string" table:style-name="ce4">
            <text:p>Concrétisation</text:p>
          </table:table-cell>
          <table:table-cell table:number-columns-repeated="16378" table:style-name="ce1"/>
        </table:table-row>
        <table:table-row table:style-name="ro1">
          <table:table-cell office:value-type="date" office:date-value="2020-10-23T15:05:46" table:style-name="ce3">
            <text:p>10/23/2020 15:05:47</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Donner une réponse collective au gouvernement sur la mise en oeuvre de nos mesures en reprenant par groupe de travail chaque mesure et ce qui a été fait, se prononcer à 150 sur le respect ou non des promesses d'Emmanuel Macron</text:p>
          </table:table-cell>
          <table:table-cell office:value-type="string" table:style-name="ce4">
            <text:p>travailler par groupe thématique avec des documents sur le projet de loi et les décrets passés en rapport avec nos mesures. Pouvoir avoir des réponses par des experts si nécessaire sur les différences entre ce qui est demandé et ce qui aura été fait par le gouvernement</text:p>
          </table:table-cell>
          <table:table-cell table:number-columns-repeated="16378" table:style-name="ce1"/>
        </table:table-row>
        <table:table-row table:style-name="ro1">
          <table:table-cell office:value-type="date" office:date-value="2020-10-23T15:48:29" table:style-name="ce3">
            <text:p>10/23/2020 15:48:30</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Avant tout nous réunir une dernière fois et analyser ensemble ces mois de travail, le rendu du gouvernement, le ressenti et les envies de chacun... Un point d'étape ou de conclusion pour certains. Notre légitimité post CCC.. Etc...</text:p>
          </table:table-cell>
          <table:table-cell office:value-type="string" table:style-name="ce4">
            <text:p>Une rencontre, pour en parler tous ensemble.</text:p>
          </table:table-cell>
          <table:table-cell office:value-type="string" table:style-name="ce4">
            <text:p>Je pense qu'il faut que nous puissions continuer à travailler, évoluer ensemble, même de manière plus informelle... Le comité de gouvernance pourrait aussi décider de continuer l'aventure avec la Ccc à travers l'association ...!!</text:p>
          </table:table-cell>
          <table:table-cell table:number-columns-repeated="16377"/>
        </table:table-row>
        <table:table-row table:style-name="ro1">
          <table:table-cell office:value-type="date" office:date-value="2020-10-23T16:21:16" table:style-name="ce3">
            <text:p>10/23/2020 16:21:1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Non</text:p>
          </table:table-cell>
          <table:table-cell office:value-type="string" table:style-name="ce4">
            <text:p>Physiquement</text:p>
          </table:table-cell>
          <table:table-cell office:value-type="string" table:style-name="ce4">
            <text:p>Aucunes</text:p>
          </table:table-cell>
          <table:table-cell office:value-type="string" table:style-name="ce4">
            <text:p>Aucunes</text:p>
          </table:table-cell>
          <table:table-cell office:value-type="string" table:style-name="ce4">
            <text:p>La gouvernance aurait du organiser la suite de la CCC, avec l'organisation d' un collectif collégial qui tienne la route au lieu d'une association sous tutelle du CESE, qui n'a aucun sens.</text:p>
          </table:table-cell>
          <table:table-cell table:number-columns-repeated="16377"/>
        </table:table-row>
        <table:table-row table:style-name="ro1">
          <table:table-cell office:value-type="date" office:date-value="2020-10-23T16:25:57" table:style-name="ce3">
            <text:p>10/23/2020 16:25:57</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le point après la sortie du texte de lois</text:p>
          </table:table-cell>
          <table:table-cell table:style-name="ce1"/>
          <table:table-cell office:value-type="string" table:style-name="ce4">
            <text:p>Le maintien en poste de Romain et Thomas qui sont d une aide indispensable</text:p>
          </table:table-cell>
          <table:table-cell table:number-columns-repeated="16377"/>
        </table:table-row>
        <table:table-row table:style-name="ro1">
          <table:table-cell office:value-type="date" office:date-value="2020-10-23T16:27:00" table:style-name="ce3">
            <text:p>10/23/2020 16:27:01</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Réaliser un bilan de la mise en œuvre des actions par l'état, émettre un avis collectif sur ce qui a été mis en oeuvre et formuler un avis et des recommandations pour le futur. Rédiger un appel collectif aux Francais pour les alerter sur l'ampleur systémique de la transformation qui nous attend, sur l'urgence à agir en ne laissant personne au bord du Chemin</text:p>
          </table:table-cell>
          <table:table-cell office:value-type="string" table:style-name="ce4">
            <text:p>Avoir des points de vues représentatifs et éclairés sur les raisons des reculs et abandons par le législateur de nos propositions, ou leur recul en matière d'ambition, avec la participation du hcc, de députés ayant participés a l'élaboration de la loi et l'éclairage des ONGs spécialisés<text:s text:c="2"/></text:p>
          </table:table-cell>
          <table:table-cell office:value-type="string" table:style-name="ce4">
            <text:p>Au vu des circonstances, Janvier 2021 apparaîtrait comme le bon timing. La session pourrait être préparée en Web pour que la session finale soit plus efficace.</text:p>
          </table:table-cell>
          <table:table-cell table:number-columns-repeated="16377"/>
        </table:table-row>
        <table:table-row table:style-name="ro1">
          <table:table-cell office:value-type="date" office:date-value="2020-10-23T17:26:32" table:style-name="ce3">
            <text:p>10/23/2020 17:26:32</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aucune</text:p>
          </table:table-cell>
          <table:table-cell office:value-type="string" table:style-name="ce4">
            <text:p>certaines mesures écartées par deux ministres afin de favoriser toujours et encore les lobihistes, les riches....</text:p>
          </table:table-cell>
          <table:table-cell office:value-type="string" table:style-name="ce4">
            <text:p>son silence sur une affaire d'insultes en publique au CESE, de l'excellente Naruna!!!!</text:p>
          </table:table-cell>
          <table:table-cell table:number-columns-repeated="16377"/>
        </table:table-row>
        <table:table-row table:style-name="ro1">
          <table:table-cell office:value-type="date" office:date-value="2020-10-23T17:44:08" table:style-name="ce3">
            <text:p>10/23/2020 17:44:09</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Clarifier les promesses faites par Monsieur le Président de la Réplique quant au suivi et la mise en œuvre de nos mesures.J</text:p>
          </table:table-cell>
          <table:table-cell office:value-type="string" table:style-name="ce4">
            <text:p>Le suivi de nos mesures et l'acceptation de celles-ci nécessitent de la communication, de l'information.</text:p>
            <text:p>Il faut que les citoyens de la convention fassent entendre leurs voix aux citoyens.</text:p>
            <text:p>Le partage des connaissances ! C'est l'avenir de toute l'humanité qui se joue actuellement.</text:p>
          </table:table-cell>
          <table:table-cell office:value-type="string" table:style-name="ce4">
            <text:p>Je regrette de ne pas en avoir fait partie</text:p>
          </table:table-cell>
          <table:table-cell table:number-columns-repeated="16377"/>
        </table:table-row>
        <table:table-row table:style-name="ro1">
          <table:table-cell office:value-type="date" office:date-value="2020-10-23T18:21:39" table:style-name="ce3">
            <text:p>10/23/2020 18:21:39</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le point des mesures appliquées; des mesures contestées et par qui; des mesures débattues et par qui; des mesures reportées, dans quels délais et pour quelles raisons.</text:p>
          </table:table-cell>
          <table:table-cell office:value-type="string" table:style-name="ce4">
            <text:p>Quelles sont les positions actuelles des différentes autorités : présidence, sénat, assemblée nationale, ministères (finances, ecologie, transports etc), voire partis et syndicats.</text:p>
          </table:table-cell>
          <table:table-cell office:value-type="string" table:style-name="ce4">
            <text:p>Que le MTE nous fasse une présentation de la situation à jour .</text:p>
          </table:table-cell>
          <table:table-cell table:number-columns-repeated="16377"/>
        </table:table-row>
        <table:table-row table:style-name="ro1">
          <table:table-cell office:value-type="date" office:date-value="2020-10-23T18:31:37" table:style-name="ce3">
            <text:p>10/23/2020 18:31:37</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trouver une réponse qui fait consensus</text:p>
          </table:table-cell>
          <table:table-cell office:value-type="string" table:style-name="ce4">
            <text:p>les prochaines conventions en dépendent. Si le gouvernement n'a pas joué le jeu, la confiance sera rompue. Dans tous les cas une expression est nécessaire.</text:p>
          </table:table-cell>
          <table:table-cell table:number-columns-repeated="16378" table:style-name="ce1"/>
        </table:table-row>
        <table:table-row table:style-name="ro1">
          <table:table-cell office:value-type="date" office:date-value="2020-10-23T18:38:39" table:style-name="ce3">
            <text:p>10/23/2020 18:38:39</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office:value-type="string" table:style-name="ce4">
            <text:p>Où <text:s/>en sont les 150? Bilan d une convention</text:p>
          </table:table-cell>
          <table:table-cell office:value-type="string" table:style-name="ce4">
            <text:p>Y a t il vraiment collectif?</text:p>
          </table:table-cell>
          <table:table-cell office:value-type="string" table:style-name="ce4">
            <text:p>Le comite <text:s/>à t il connaissance des déchirements internes à <text:s/>la convention?</text:p>
          </table:table-cell>
          <table:table-cell table:number-columns-repeated="16377"/>
        </table:table-row>
        <table:table-row table:style-name="ro1">
          <table:table-cell office:value-type="date" office:date-value="2020-10-23T19:26:26" table:style-name="ce3">
            <text:p>10/23/2020 19:26:27</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J'attends une conclusion finale sur la convention et qu'enfin nos 149 propositions vivent leur vie sans nous et que la société et les différents acteurs privés ou publics se les approprient ou les rejettent.</text:p>
            <text:p>C'est le chemin de la démocratie participative et du débat permanent...</text:p>
            <text:p/>
            <text:p/>
            <text:p/>
          </table:table-cell>
          <table:table-cell office:value-type="string" table:style-name="ce4">
            <text:p>De dire "adieu" pour que d'autres conventions naissent</text:p>
          </table:table-cell>
          <table:table-cell office:value-type="string" table:style-name="ce4">
            <text:p>merci pour votre implication</text:p>
          </table:table-cell>
          <table:table-cell table:number-columns-repeated="16377"/>
        </table:table-row>
        <table:table-row table:style-name="ro1">
          <table:table-cell office:value-type="date" office:date-value="2020-10-23T20:16:55" table:style-name="ce3">
            <text:p>10/23/2020 20:16:5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Cette dernière session doit être le comparatif entre le travail fourni en session et les actions menées ensuite <text:s/>et leur résultat <text:s/>dans le projet de loi et le plan de relance .</text:p>
          </table:table-cell>
          <table:table-cell office:value-type="string" table:style-name="ce4">
            <text:p>la cohésion</text:p>
          </table:table-cell>
          <table:table-cell office:value-type="string" table:style-name="ce4">
            <text:p>le comité de gouvernance a été à notre écoute</text:p>
          </table:table-cell>
          <table:table-cell table:number-columns-repeated="16377"/>
        </table:table-row>
        <table:table-row table:style-name="ro1">
          <table:table-cell office:value-type="date" office:date-value="2020-10-23T20:50:42" table:style-name="ce3">
            <text:p>10/23/2020 20:50:43</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Apprécier la divergence de la réception des mesures mises ou non en place par le gouvernement.</text:p>
          </table:table-cell>
          <table:table-cell office:value-type="string" table:style-name="ce4">
            <text:p>Pourquoi ces formulations doivent elles être consensuelles ?</text:p>
          </table:table-cell>
          <table:table-cell office:value-type="string" table:style-name="ce4">
            <text:p>Non</text:p>
          </table:table-cell>
          <table:table-cell table:number-columns-repeated="16377"/>
        </table:table-row>
        <table:table-row table:style-name="ro1">
          <table:table-cell office:value-type="date" office:date-value="2020-10-23T22:28:30" table:style-name="ce3">
            <text:p>10/23/2020 22:28:30</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C'est d'avoir des réponses favorables de la part du gouvernement, sur les différentes propositions qui ont étés formulées par les membres de la convention citoyenne pour climat. En tout cas moi j'ai pas consacré 9 mois de travaux pour ne rien j'attends un engagement digne de la part du gouvernement.</text:p>
          </table:table-cell>
          <table:table-cell office:value-type="string" table:style-name="ce4">
            <text:p>R.A.S</text:p>
          </table:table-cell>
          <table:table-cell office:value-type="string" table:style-name="ce4">
            <text:p>J'ai l'impression que y'a un malentendu silencieux entre ceux qui gèrent le bureau des 150 en ce moment, j'en dirai pas plus je vous laisse faire vos constats.</text:p>
            <text:p>Et pour clôturer, j'aimerai savoir est-ce qu'il y aura une seconde session ?</text:p>
          </table:table-cell>
          <table:table-cell table:number-columns-repeated="16377"/>
        </table:table-row>
        <table:table-row table:style-name="ro1">
          <table:table-cell office:value-type="date" office:date-value="2020-10-23T23:28:48" table:style-name="ce3">
            <text:p>10/23/2020 23:28:49</text:p>
          </table:table-cell>
          <table:table-cell office:value-type="string" table:style-name="ce4">
            <text:p>Je fais le suivi d’une ou de plusieurs propositions en particulier, j'ai été approché plusieurs fois par des journalistes et j'ai fait partie de délégations de l'association</text:p>
          </table:table-cell>
          <table:table-cell office:value-type="string" table:style-name="ce4">
            <text:p>Oui</text:p>
          </table:table-cell>
          <table:table-cell office:value-type="string" table:style-name="ce4">
            <text:p>Physiquement</text:p>
          </table:table-cell>
          <table:table-cell office:value-type="string" table:style-name="ce4">
            <text:p>déterminer le degré <text:s/>de prise en compte de nos propositions à tous les niveaux <text:s/>règlementations , législation , <text:s/>Union Européenne ...</text:p>
          </table:table-cell>
          <table:table-cell office:value-type="string" table:style-name="ce4">
            <text:p>rendre compte publiquement du résultat de nos travaux</text:p>
          </table:table-cell>
          <table:table-cell office:value-type="string" table:style-name="ce4">
            <text:p>répondre à certaines allégations développées par certains commentateurs à propos du choix des citoyens <text:s/>et aussi de la composition du Comité de gouvernance, <text:s/>des animateurs et autres accompagnateurs<text:s text:c="2"/></text:p>
          </table:table-cell>
          <table:table-cell table:number-columns-repeated="16377"/>
        </table:table-row>
        <table:table-row table:style-name="ro1">
          <table:table-cell office:value-type="date" office:date-value="2020-10-24T08:49:29" table:style-name="ce3">
            <text:p>10/24/2020 8:49:29</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un point sur la mise en place de nos mesures</text:p>
          </table:table-cell>
          <table:table-cell office:value-type="string" table:style-name="ce4">
            <text:p>Tableau de suivi des mesures</text:p>
          </table:table-cell>
          <table:table-cell office:value-type="string" table:style-name="ce4">
            <text:p>Rester unis</text:p>
          </table:table-cell>
          <table:table-cell table:number-columns-repeated="16377"/>
        </table:table-row>
        <table:table-row table:style-name="ro1">
          <table:table-cell office:value-type="date" office:date-value="2020-10-24T13:24:55" table:style-name="ce3">
            <text:p>10/24/2020 13:24:55</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office:value-type="string" table:style-name="ce4">
            <text:p>Redéfinir notre action</text:p>
          </table:table-cell>
          <table:table-cell office:value-type="string" table:style-name="ce4">
            <text:p>Collective? Est ce vraiment le cas?</text:p>
          </table:table-cell>
          <table:table-cell office:value-type="string" table:style-name="ce4">
            <text:p>Justement!le comité <text:s/>connaît il les énormes <text:s/>dissensions <text:s/>internes à <text:s/>la convention??</text:p>
          </table:table-cell>
          <table:table-cell table:number-columns-repeated="16377"/>
        </table:table-row>
        <table:table-row table:style-name="ro1">
          <table:table-cell office:value-type="date" office:date-value="2020-10-24T13:36:43" table:style-name="ce3">
            <text:p>10/24/2020 13:36:44</text:p>
          </table:table-cell>
          <table:table-cell table:number-columns-repeated="16383" table:style-name="ce1"/>
        </table:table-row>
        <table:table-row table:style-name="ro1">
          <table:table-cell office:value-type="date" office:date-value="2020-10-24T16:56:58" table:style-name="ce3">
            <text:p>10/24/2020 16:56:59</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Qu’on trouve des moyens efficaces de faire respecter les mesures par le gouvernement.</text:p>
          </table:table-cell>
          <table:table-cell office:value-type="string" table:style-name="ce4">
            <text:p>Que Tous les citoyens clament haut et fort leur désir de voir aboutir les mesures</text:p>
          </table:table-cell>
          <table:table-cell office:value-type="string" table:style-name="ce4">
            <text:p>A priori non</text:p>
          </table:table-cell>
          <table:table-cell table:number-columns-repeated="16377"/>
        </table:table-row>
        <table:table-row table:style-name="ro1">
          <table:table-cell office:value-type="date" office:date-value="2020-10-24T17:31:56" table:style-name="ce3">
            <text:p>10/24/2020 17:31:56</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office:value-type="string" table:style-name="ce4">
            <text:p>Les réponses du gouvernement</text:p>
            <text:p>Et un calendrier pour la mise en place de nos propositions dans le temps</text:p>
          </table:table-cell>
          <table:table-cell table:number-columns-repeated="16379" table:style-name="ce1"/>
        </table:table-row>
        <table:table-row table:style-name="ro1">
          <table:table-cell office:value-type="date" office:date-value="2020-10-25T03:43:33" table:style-name="ce3">
            <text:p>10/25/2020 3:43:34</text:p>
          </table:table-cell>
          <table:table-cell office:value-type="string" table:style-name="ce4">
            <text:p>Aprés ma rencontre avec le Maire de Manosque <text:s/>ou je réside ,celui-ci ma demandé de faire partie du conseil des sages,ce qui me permet de donner localement une suite à certaines de nos mesuresos mesures <text:s/>mesuresdé</text:p>
          </table:table-cell>
          <table:table-cell office:value-type="string" table:style-name="ce4">
            <text:p>Oui</text:p>
          </table:table-cell>
          <table:table-cell office:value-type="string" table:style-name="ce4">
            <text:p>Physiquement</text:p>
          </table:table-cell>
          <table:table-cell office:value-type="string" table:style-name="ce4">
            <text:p>Il faudrait tenir compte de la situation actuelle <text:s/>l',urgence à lutter contre le Covid 19,et l' <text:s/>économie de notre pays qui en subit les conséquences, <text:s text:c="2"/>certaines de nos mesures demanderaient à etre appliquées <text:s/>en tenant compte de cette situation,certaines devraient <text:s/>etre traitées plus tard.</text:p>
          </table:table-cell>
          <table:table-cell office:value-type="string" table:style-name="ce4">
            <text:p>formulation au sein de la population?si oui beaucoup plus d'information pour que les citoyens aient une prise de conscience pour pouvoir réagir.</text:p>
          </table:table-cell>
          <table:table-cell office:value-type="string" table:style-name="ce4">
            <text:p>que le suivi de nos mesures soient gérées par un organisme extérieur à l'association des 150,trop de problèmes internes empechent la bonne marche que devrait avoir cette association.</text:p>
          </table:table-cell>
          <table:table-cell table:number-columns-repeated="16377"/>
        </table:table-row>
        <table:table-row table:style-name="ro1">
          <table:table-cell office:value-type="date" office:date-value="2020-10-25T12:37:37" table:style-name="ce3">
            <text:p>10/25/2020 12:37:37</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table:style-name="ce1"/>
          <table:table-cell office:value-type="string" table:style-name="ce4">
            <text:p>Formuler une réponse commune à l'état me parait important pour être plus visible par l'ensemble des citoyens de notre pays.</text:p>
          </table:table-cell>
          <table:table-cell table:number-columns-repeated="16378" table:style-name="ce1"/>
        </table:table-row>
        <table:table-row table:style-name="ro1">
          <table:table-cell office:value-type="date" office:date-value="2020-10-25T14:21:45" table:style-name="ce3">
            <text:p>10/25/2020 14:21:45</text:p>
          </table:table-cell>
          <table:table-cell office:value-type="string" table:style-name="ce4">
            <text:p>Je lis des informations générales dans la presse ou sur Internet, J’ai pris du recul</text:p>
          </table:table-cell>
          <table:table-cell office:value-type="string" table:style-name="ce4">
            <text:p>Non</text:p>
          </table:table-cell>
          <table:table-cell table:number-columns-repeated="16381" table:style-name="ce1"/>
        </table:table-row>
        <table:table-row table:style-name="ro1">
          <table:table-cell office:value-type="date" office:date-value="2020-10-25T16:04:55" table:style-name="ce3">
            <text:p>10/25/2020 16:04:5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Participation de tous les 150 dans la confiance pour échanger et débattre de manière constructive afin de formuler une réponse collective.</text:p>
            <text:p>Avec l'appui du COGOUV et des animateurs</text:p>
            <text:p>Echanger sur les différents parcours des citoyens depuis la dernière session : ce que la CCC a changé pour les citoyens</text:p>
            <text:p>Faire un bilan de cet exercice de démocratie participative</text:p>
            <text:p>Faire, enfin !, la fête tous ensemble ! Avec des spécialités locales apportées par les 150. Un rêve dans le contexte actuel....</text:p>
          </table:table-cell>
          <table:table-cell office:value-type="string" table:style-name="ce4">
            <text:p>Avoir une visibilité suffisante sur le suivi de nos mesures, quelque soit la voie (règlementaire, législative, référendum), au niveau national et européen voire plus. Cette visibilité doit être détaillée et ne pas se limiter au titre des mesures.</text:p>
            <text:p>(ex : malus automobile : impact très différent selon le poids retenu.</text:p>
            <text:p>ex : une même mesure peut comporter une traduction législative et une règlementaire. S'assurer que les 2 sont couvertes ). Un travail par thématique est peut être nécessaire au préalable par et/ou avec les citoyens</text:p>
            <text:p>Rappeler le processus législatif , les étapes (passées / à venir) et le calendrier</text:p>
          </table:table-cell>
          <table:table-cell office:value-type="string" table:style-name="ce4">
            <text:p>Prévoir un webinaire pour préparer cette session, pour permettre à ceux qui ont pris du recul de réintégrer le collectif</text:p>
            <text:p>Merci pour la continuité des actions depuis fin juin et les actions menées pour la certification</text:p>
          </table:table-cell>
          <table:table-cell table:number-columns-repeated="16377"/>
        </table:table-row>
        <table:table-row table:style-name="ro1">
          <table:table-cell office:value-type="date" office:date-value="2020-10-25T18:06:04" table:style-name="ce3">
            <text:p>10/25/2020 18:06:05</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Avec l'échantillon de français du départ, avoir le recul nécessaire à l'analyse de la situation actuelle (pour le devenir du projet de loi)</text:p>
            <text:p>Avoir une meilleure compréhension des actions gouvernementales au vue de nos propositions</text:p>
            <text:p>Bilan, analyse après avoir remis le document final</text:p>
          </table:table-cell>
          <table:table-cell office:value-type="string" table:style-name="ce4">
            <text:p>Nous positionner, affirmer nos propositions puisque nous sommes le reflet de la diversité française</text:p>
            <text:p>Appuyer sur l'importance du suivi de la convention dans cet exercice démocratique</text:p>
            <text:p>pour réaffirmer notre rôle</text:p>
          </table:table-cell>
          <table:table-cell office:value-type="string" table:style-name="ce4">
            <text:p>Non</text:p>
          </table:table-cell>
          <table:table-cell table:number-columns-repeated="16377"/>
        </table:table-row>
        <table:table-row table:style-name="ro1">
          <table:table-cell office:value-type="date" office:date-value="2020-10-25T23:52:26" table:style-name="ce3">
            <text:p>10/25/2020 23:52:2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la fête !</text:p>
          </table:table-cell>
          <table:table-cell office:value-type="string" table:style-name="ce4">
            <text:p>Prendre le temps d'un temps de travail approfondi sur plusieurs jours avoir le temps de calmer les tensions crées sur des derniers mois de suivis, puis que chacun se mette au même niveau d'information concernant l'évolution des mesures, puis que l'on puisse en débattre en petits groupes, groupes de travail et plénière.</text:p>
          </table:table-cell>
          <table:table-cell office:value-type="string" table:style-name="ce4">
            <text:p>Coucou</text:p>
          </table:table-cell>
          <table:table-cell table:number-columns-repeated="16377"/>
        </table:table-row>
        <table:table-row table:style-name="ro1">
          <table:table-cell office:value-type="date" office:date-value="2020-10-26T09:19:38" table:style-name="ce3">
            <text:p>10/26/2020 9:19:39</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Les aboutissement des mesures</text:p>
          </table:table-cell>
          <table:table-cell office:value-type="string" table:style-name="ce4">
            <text:p>?</text:p>
          </table:table-cell>
          <table:table-cell office:value-type="string" table:style-name="ce4">
            <text:p>?</text:p>
          </table:table-cell>
          <table:table-cell table:number-columns-repeated="16377"/>
        </table:table-row>
        <table:table-row table:style-name="ro1">
          <table:table-cell office:value-type="date" office:date-value="2020-10-26T09:42:12" table:style-name="ce3">
            <text:p>10/26/2020 9:42:12</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entendre largement notre voix à l'extérieur ! <text:s/>Notamment, le cas échéant, faire connaître au gouvernement et à toute <text:s/>la population notre désaccord, si nous considérons que les engagements pris par E Macron n'ont pas été fidèlement respectés. Ce qui semble bien être le cas jusqu'à présent ... Exemple : Mesures modifiées, revues à la baisse, ou écartées.</text:p>
          </table:table-cell>
          <table:table-cell office:value-type="string" table:style-name="ce4">
            <text:p>Un vrai débat des 150, pendant temps qui sera <text:s/>nécessaire pour trouver une réponse commune et la plus majoritaire possible. <text:s/>Pas un débat "bâclé" faute de temps ... Puis rédaction d'une réponse par les 150 eux mêmes à l'issue de cet échange (dans les mêmes condition) <text:s/>Et non pas une réponse déjà formulée en amont par la gouvernance de la CCC <text:s/>...</text:p>
          </table:table-cell>
          <table:table-cell office:value-type="string" table:style-name="ce4">
            <text:p>Lors de cette ultime session : Laisser aux citoyens tout le temps nécessaire pour échanger et débattre, (dans hémicycle et on pas dans des salles par petits groupes, <text:s/>comme ce fut trop souvent le cas) Et leur laisser la liberté totale de décider eux-mêmes de la communication qu'ils souhaitent diffuser. Ne pas oublier que L'équipe d'animation doit être là pour encadrer seulement. Donc prendre garde à ne pas orienter ou influencer le choix des citoyens ...</text:p>
          </table:table-cell>
          <table:table-cell table:number-columns-repeated="16377"/>
        </table:table-row>
        <table:table-row table:style-name="ro1">
          <table:table-cell office:value-type="date" office:date-value="2020-10-26T11:59:50" table:style-name="ce3">
            <text:p>10/26/2020 11:59:51</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Bilan et organisation du suivi</text:p>
          </table:table-cell>
          <table:table-cell office:value-type="string" table:style-name="ce4">
            <text:p><text:s/>Necessite d attendre le résultat du vote du Plf 2021</text:p>
          </table:table-cell>
          <table:table-cell office:value-type="string" table:style-name="ce4">
            <text:p>Non</text:p>
          </table:table-cell>
          <table:table-cell table:number-columns-repeated="16377"/>
        </table:table-row>
        <table:table-row table:style-name="ro1">
          <table:table-cell office:value-type="date" office:date-value="2020-10-26T12:06:45" table:style-name="ce3">
            <text:p>10/26/2020 12:06:45</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Pouvoir analyser la réponse, juger si nous sommes arrivés à un résultat satisfaisant.</text:p>
          </table:table-cell>
          <table:table-cell office:value-type="string" table:style-name="ce4">
            <text:p>La conviction</text:p>
          </table:table-cell>
          <table:table-cell office:value-type="string" table:style-name="ce4">
            <text:p>D'être aussi inspirants</text:p>
          </table:table-cell>
          <table:table-cell table:number-columns-repeated="16377"/>
        </table:table-row>
        <table:table-row table:style-name="ro1">
          <table:table-cell office:value-type="date" office:date-value="2020-10-26T12:56:55" table:style-name="ce3">
            <text:p>10/26/2020 12:56:5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Se retrouver. Réfléchir aux actions à entreprendre pour faire appliquer nos mesures</text:p>
          </table:table-cell>
          <table:table-cell office:value-type="string" table:style-name="ce4">
            <text:p>Les politiques n'ont pas conscience de l'urgence climatique. Qu'ils cessent de penser à leurs réélections.</text:p>
          </table:table-cell>
          <table:table-cell office:value-type="string" table:style-name="ce4">
            <text:p>Non</text:p>
          </table:table-cell>
          <table:table-cell table:number-columns-repeated="16377"/>
        </table:table-row>
        <table:table-row table:style-name="ro1">
          <table:table-cell office:value-type="date" office:date-value="2020-10-26T13:47:30" table:style-name="ce3">
            <text:p>10/26/2020 13:47:30</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Valider le travail fait entre la session 7 et la session 8</text:p>
          </table:table-cell>
          <table:table-cell office:value-type="string" table:style-name="ce4">
            <text:p>Avoir une véritable analyse comparative de nos propositions et de leur traduction concrète</text:p>
          </table:table-cell>
          <table:table-cell office:value-type="string" table:style-name="ce4">
            <text:p>Pour une meilleure efficacité, le groupe de suivi aurait dû (mais c'est facile à dire après) être installé, géré et fonctionnel en dehors des citoyens. Par un groupe réuni pour la circonstance par exemple, avec des représentants de la société civile.</text:p>
          </table:table-cell>
          <table:table-cell table:number-columns-repeated="16377"/>
        </table:table-row>
        <table:table-row table:style-name="ro1">
          <table:table-cell office:value-type="date" office:date-value="2020-10-26T14:33:33" table:style-name="ce3">
            <text:p>10/26/2020 14:33:34</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table:style-name="ce1"/>
          <table:table-cell office:value-type="string" table:style-name="ce4">
            <text:p>Que tous les participants soient présents</text:p>
          </table:table-cell>
          <table:table-cell table:number-columns-repeated="16378" table:style-name="ce1"/>
        </table:table-row>
        <table:table-row table:style-name="ro1">
          <table:table-cell office:value-type="date" office:date-value="2020-10-26T15:43:55" table:style-name="ce3">
            <text:p>10/26/2020 15:43:56</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Voir l'évolution des réponses de l'exécutif.</text:p>
          </table:table-cell>
          <table:table-cell table:number-columns-repeated="16379" table:style-name="ce1"/>
        </table:table-row>
        <table:table-row table:style-name="ro1">
          <table:table-cell office:value-type="date" office:date-value="2020-10-26T16:39:55" table:style-name="ce3">
            <text:p>10/26/2020 16:39:56</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étudier les mesures qui ont étaient adoptées et vérifier la diminution des gazes à effet de serre <text:s/>de celle-ci.</text:p>
          </table:table-cell>
          <table:table-cell office:value-type="string" table:style-name="ce4">
            <text:p>étudier les mesures qui ont un réel impact et celle qui peuvent simultanément avoir un effet positif sur la pandémie aussi.</text:p>
          </table:table-cell>
          <table:table-cell office:value-type="string" table:style-name="ce4">
            <text:p>je ne reçois plus les mails du cese est ce normal ?</text:p>
          </table:table-cell>
          <table:table-cell table:number-columns-repeated="16377"/>
        </table:table-row>
        <table:table-row table:style-name="ro1">
          <table:table-cell office:value-type="date" office:date-value="2020-10-26T20:25:50" table:style-name="ce3">
            <text:p>10/26/2020 20:25:50</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aire un état des lieux de nos proposition, moduler très <text:s/>légèrement certaines propositions sans toucher aux grandes lignes. Après avoir entendu certains interlocuteurs qui n'ont aucun lien avec la convention j'ai parfois vu les choses sous un autre angle et je pense que ce doit être la même chose pour d'autres membres de la convention. Pouvoir déposer des sortes d'amandements</text:p>
          </table:table-cell>
          <table:table-cell office:value-type="string" table:style-name="ce4">
            <text:p>un écrit adressé au gouvernement, aux députés,aux médias</text:p>
          </table:table-cell>
          <table:table-cell office:value-type="string" table:style-name="ce4">
            <text:p>Au début de la convention il nous a été demandé une photo, je pense qu'elle n'a pas été utilisée. Il serait intéressant <text:s text:c="2"/>que toutes nos photos soient diffusées aux membres de la convention avec l'indication du prénom et de la région, cela permettrait lors de nos échanges de pouvoir identifier les interlocuteurs</text:p>
          </table:table-cell>
          <table:table-cell table:number-columns-repeated="16377"/>
        </table:table-row>
        <table:table-row table:style-name="ro1">
          <table:table-cell office:value-type="date" office:date-value="2020-10-26T20:42:24" table:style-name="ce3">
            <text:p>10/26/2020 20:42:24</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Avoir le retour des parlementaires</text:p>
          </table:table-cell>
          <table:table-cell office:value-type="string" table:style-name="ce4">
            <text:p>Appuyer la prise en <text:s/>compte et la <text:s/>validation des mesures</text:p>
          </table:table-cell>
          <table:table-cell office:value-type="string" table:style-name="ce4">
            <text:p>Non</text:p>
          </table:table-cell>
          <table:table-cell table:number-columns-repeated="16377"/>
        </table:table-row>
        <table:table-row table:style-name="ro1">
          <table:table-cell office:value-type="date" office:date-value="2020-10-26T21:11:40" table:style-name="ce3">
            <text:p>10/26/2020 21:11:40</text:p>
          </table:table-cell>
          <table:table-cell office:value-type="string" table:style-name="ce4">
            <text:p>Je participe à des évènements liés à mon expérience, Je lis des informations générales dans la presse ou sur Internet, Je fais le suivi d’une ou de plusieurs propositions en particulier, J’ai pris du recul</text:p>
          </table:table-cell>
          <table:table-cell office:value-type="string" table:style-name="ce4">
            <text:p>Je ne sais pas</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6T21:12:40" table:style-name="ce3">
            <text:p>10/26/2020 21:12:41</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Bilan sur les <text:s/>mesures prises en comptes et celles rejetées</text:p>
          </table:table-cell>
          <table:table-cell table:number-columns-repeated="16379" table:style-name="ce1"/>
        </table:table-row>
        <table:table-row table:style-name="ro1">
          <table:table-cell office:value-type="date" office:date-value="2020-10-26T21:17:47" table:style-name="ce3">
            <text:p>10/26/2020 21:17:48</text:p>
          </table:table-cell>
          <table:table-cell office:value-type="string" table:style-name="ce4">
            <text:p>Je fais le suivi d’une ou de plusieurs propositions en particulier</text:p>
          </table:table-cell>
          <table:table-cell office:value-type="string" table:style-name="ce4">
            <text:p>Je ne sais pas</text:p>
          </table:table-cell>
          <table:table-cell office:value-type="string" table:style-name="ce4">
            <text:p>A distance</text:p>
          </table:table-cell>
          <table:table-cell table:number-columns-repeated="16380" table:style-name="ce1"/>
        </table:table-row>
        <table:table-row table:style-name="ro1">
          <table:table-cell office:value-type="date" office:date-value="2020-10-26T21:31:49" table:style-name="ce3">
            <text:p>10/26/2020 21:31:50</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Un plan d'attaque pour assurer le suivi des mesures</text:p>
          </table:table-cell>
          <table:table-cell office:value-type="string" table:style-name="ce4">
            <text:p>Montrer que nous veillons à la mise en oeuvre de nos mesures et que nous souhaitons impliquer l'ensemble des français</text:p>
          </table:table-cell>
          <table:table-cell office:value-type="string" table:style-name="ce4">
            <text:p>La CCC est également une belle aventure humaine</text:p>
          </table:table-cell>
          <table:table-cell table:number-columns-repeated="16377"/>
        </table:table-row>
        <table:table-row table:style-name="ro1">
          <table:table-cell office:value-type="date" office:date-value="2020-10-26T23:35:17" table:style-name="ce3">
            <text:p>10/26/2020 23:35:18</text:p>
          </table:table-cell>
          <table:table-cell office:value-type="string" table:style-name="ce4">
            <text:p>Je participe à des évènements liés à mon expérience, Je lis des informations générales dans la presse ou sur Internet, J’ai pris du recul</text:p>
          </table:table-cell>
          <table:table-cell office:value-type="string" table:style-name="ce4">
            <text:p>Je ne sais pas</text:p>
          </table:table-cell>
          <table:table-cell office:value-type="string" table:style-name="ce4">
            <text:p>Je ne sais pas</text:p>
          </table:table-cell>
          <table:table-cell office:value-type="string" table:style-name="ce4">
            <text:p>Que la totalité des 150 soient de nouveau réunis. Aujourd'hui certains utilisent l'association des 150 pour leur propres intérêts aussi beaucoup ont déjà quitté l'association car pas entendus. Or seul compte l'avis des 150 et non pas seulement celui de ceux qui s'imposent partout.</text:p>
          </table:table-cell>
          <table:table-cell office:value-type="string" table:style-name="ce4">
            <text:p>Il faudrait que nous disposions de l'évaluation par nos groupes d'appui de l'impact carbone des reculades du gouvernement par rapport à nos 149 propositions. Car ce qui compte c'est de rappeler au Président et au gouvernement l'objectif qui nous avait été donné, à rapprocher des objectifs supérieurs votés par le parlement Européen le 6 octobre 2020 par rapport à ce qu'ils auront retenu au final. Pour ce faire il est impératif que la session 8 ne soient pas réalisée trop tôt pour que nous disposions de l'ensemble des mesures retenues par le gouvernement dans la projet de loi, du PLF, l'éventuel référendum, et du paquet Européen. Pour ma part je me refuse à discuter mesures par mesures, nous devons aller à l'essentiel les objectifs de l'accord de Paris, les objectifs de la convention citoyenne, et ce que fait réellement le gouvernement.</text:p>
          </table:table-cell>
          <table:table-cell office:value-type="string" table:style-name="ce4">
            <text:p>Je ne voudrais pas que la réponse qui va être apportée se termine par un simple échange policé entre quelques représentants des150 et le président de la République ou le 1er ministre ou bien Mme La Ministre de la transition écologique et solidaire. La réponse doit être au minimum écrite et diffusable ensuite pour que tous les français puissent en prendre connaissance dans sont intégralité.</text:p>
          </table:table-cell>
          <table:table-cell table:number-columns-repeated="16377"/>
        </table:table-row>
        <table:table-row table:style-name="ro1">
          <table:table-cell office:value-type="date" office:date-value="2020-10-27T10:15:40" table:style-name="ce3">
            <text:p>10/27/2020 10:15:40</text:p>
          </table:table-cell>
          <table:table-cell office:value-type="string" table:style-name="ce4">
            <text:p>Je participe à des évènements liés à mon expérience, Je lis des informations générales dans la presse ou sur Internet, intégrer le PETR, PCAET local.</text:p>
          </table:table-cell>
          <table:table-cell office:value-type="string" table:style-name="ce4">
            <text:p>Non</text:p>
          </table:table-cell>
          <table:table-cell table:number-columns-repeated="2" table:style-name="ce1"/>
          <table:table-cell office:value-type="string" table:style-name="ce4">
            <text:p>la formulation que vous prendrai devra faire référence au fait qu'il n'est plus question des 150 de la CCC mais uniquement de ceux et celles qui restent.</text:p>
          </table:table-cell>
          <table:table-cell office:value-type="string" table:style-name="ce4">
            <text:p>vous avez fait un excellent travail mais il est temps aujourd'hui que cette CCC se termine.</text:p>
          </table:table-cell>
          <table:table-cell table:number-columns-repeated="16377"/>
        </table:table-row>
        <table:table-row table:style-name="ro1">
          <table:table-cell office:value-type="date" office:date-value="2020-10-27T10:31:55" table:style-name="ce3">
            <text:p>10/27/2020 10:31:5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Je ne sais pas</text:p>
          </table:table-cell>
          <table:table-cell office:value-type="string" table:style-name="ce4">
            <text:p>Physiquement</text:p>
          </table:table-cell>
          <table:table-cell office:value-type="string" table:style-name="ce4">
            <text:p>Quelle sera la portée de cette session. Rédiger une réponse ? Faire un bilan ?</text:p>
          </table:table-cell>
          <table:table-cell office:value-type="string" table:style-name="ce4">
            <text:p>Il est déjà nécessaire de connaître les tenants et aboutissants du cadre du projet , il y a différentes positions et parfois des avis non convergents.<text:s text:c="2"/></text:p>
          </table:table-cell>
          <table:table-cell table:number-columns-repeated="16378" table:style-name="ce1"/>
        </table:table-row>
        <table:table-row table:style-name="ro1">
          <table:table-cell office:value-type="date" office:date-value="2020-10-27T11:41:15" table:style-name="ce3">
            <text:p>10/27/2020 11:41:15</text:p>
          </table:table-cell>
          <table:table-cell office:value-type="string" table:style-name="ce4">
            <text:p>Je lis des informations générales dans la presse ou sur Internet, J’ai pris du recul</text:p>
          </table:table-cell>
          <table:table-cell office:value-type="string" table:style-name="ce4">
            <text:p>Oui</text:p>
          </table:table-cell>
          <table:table-cell office:value-type="string" table:style-name="ce4">
            <text:p>Physiquement</text:p>
          </table:table-cell>
          <table:table-cell office:value-type="string" table:style-name="ce4">
            <text:p>De la transparence sur l'association les 150</text:p>
            <text:p>On a une porte parole de la convention citoyenne et je ne savais pas</text:p>
          </table:table-cell>
          <table:table-cell office:value-type="string" table:style-name="ce4">
            <text:p>L'injustice sociale<text:s text:c="2"/></text:p>
          </table:table-cell>
          <table:table-cell office:value-type="string" table:style-name="ce4">
            <text:p>Toujours les mêmes privilégiées</text:p>
          </table:table-cell>
          <table:table-cell table:number-columns-repeated="16377"/>
        </table:table-row>
        <table:table-row table:style-name="ro1">
          <table:table-cell office:value-type="date" office:date-value="2020-10-27T12:44:08" table:style-name="ce3">
            <text:p>10/27/2020 12:44:08</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aire le point</text:p>
          </table:table-cell>
          <table:table-cell office:value-type="string" table:style-name="ce4">
            <text:p>Large éco au sein de la population</text:p>
          </table:table-cell>
          <table:table-cell office:value-type="string" table:style-name="ce4">
            <text:p>On avait pas préparé l’après convention</text:p>
          </table:table-cell>
          <table:table-cell table:number-columns-repeated="16377"/>
        </table:table-row>
        <table:table-row table:style-name="ro1">
          <table:table-cell office:value-type="date" office:date-value="2020-10-27T13:42:02" table:style-name="ce3">
            <text:p>10/27/2020 13:42:03</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Résultat du travail fourni</text:p>
          </table:table-cell>
          <table:table-cell office:value-type="string" table:style-name="ce4">
            <text:p>La mise en place des mesures</text:p>
          </table:table-cell>
          <table:table-cell table:number-columns-repeated="16378" table:style-name="ce1"/>
        </table:table-row>
        <table:table-row table:style-name="ro1">
          <table:table-cell office:value-type="date" office:date-value="2020-10-27T13:42:16" table:style-name="ce3">
            <text:p>10/27/2020 13:42:16</text:p>
          </table:table-cell>
          <table:table-cell office:value-type="string" table:style-name="ce4">
            <text:p>Je lis des informations générales dans la presse ou sur Internet, J’ai pris du recul</text:p>
          </table:table-cell>
          <table:table-cell office:value-type="string" table:style-name="ce4">
            <text:p>Oui</text:p>
          </table:table-cell>
          <table:table-cell office:value-type="string" table:style-name="ce4">
            <text:p>Physiquement</text:p>
          </table:table-cell>
          <table:table-cell office:value-type="string" table:style-name="ce4">
            <text:p>Transparence</text:p>
          </table:table-cell>
          <table:table-cell office:value-type="string" table:style-name="ce4">
            <text:p>Linjuste social on a une porte parole à la convention citoyenne pour le climat ??? Nouvelle appris par les médias</text:p>
          </table:table-cell>
          <table:table-cell office:value-type="string" table:style-name="ce4">
            <text:p>L'association des 150</text:p>
          </table:table-cell>
          <table:table-cell table:number-columns-repeated="16377"/>
        </table:table-row>
        <table:table-row table:style-name="ro1">
          <table:table-cell office:value-type="date" office:date-value="2020-10-27T13:46:22" table:style-name="ce3">
            <text:p>10/27/2020 13:46:23</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A distance</text:p>
          </table:table-cell>
          <table:table-cell office:value-type="string" table:style-name="ce4">
            <text:p>Que nos propositions soient prise avec sérieux valider</text:p>
          </table:table-cell>
          <table:table-cell office:value-type="string" table:style-name="ce4">
            <text:p>Application des mesures</text:p>
          </table:table-cell>
          <table:table-cell office:value-type="string" table:style-name="ce4">
            <text:p>Continuer à mettre la pression sur le gouvernement que nos 9 mois de travail servent à quelque chose d'utile pour la population Ue le gouvernement agit dès maintenant plus de temps à discuter. Merci</text:p>
          </table:table-cell>
          <table:table-cell table:number-columns-repeated="16377"/>
        </table:table-row>
        <table:table-row table:style-name="ro1">
          <table:table-cell office:value-type="date" office:date-value="2020-10-27T13:48:22" table:style-name="ce3">
            <text:p>10/27/2020 13:48:23</text:p>
          </table:table-cell>
          <table:table-cell office:value-type="string" table:style-name="ce4">
            <text:p>Je participe à des évènements liés à mon expérience, Je lis des informations générales dans la presse ou sur Internet, Je fais le suivi d’une ou de plusieurs propositions en particulier, J’ai pris du recul</text:p>
          </table:table-cell>
          <table:table-cell office:value-type="string" table:style-name="ce4">
            <text:p>Oui</text:p>
          </table:table-cell>
          <table:table-cell office:value-type="string" table:style-name="ce4">
            <text:p>Physiquement</text:p>
          </table:table-cell>
          <table:table-cell office:value-type="string" table:style-name="ce4">
            <text:p>- Faire un état des lieux collectif du plan d'action du gouvernement</text:p>
            <text:p>- Partager nos avis positifs et négatifs</text:p>
            <text:p>- S'adresser au président, aux parlementaires, et aux français le résultats de nos échanges</text:p>
          </table:table-cell>
          <table:table-cell office:value-type="string" table:style-name="ce4">
            <text:p>L'association des 150 est complètement inaudible. Nous ne sommes manifestement pas capable de s'organiser à 150 sans encadrement, il faut que ça s'arrête.</text:p>
            <text:p>Une ultime réunion collective est nécessaire pour mettre un point final à cette convention.</text:p>
          </table:table-cell>
          <table:table-cell office:value-type="string" table:style-name="ce4">
            <text:p>Merci pour votre travail. Hâte de vous retrouver pour cette dernière session.</text:p>
          </table:table-cell>
          <table:table-cell table:number-columns-repeated="16377"/>
        </table:table-row>
        <table:table-row table:style-name="ro1">
          <table:table-cell office:value-type="date" office:date-value="2020-10-27T13:51:47" table:style-name="ce3">
            <text:p>10/27/2020 13:51:48</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Mise au point sur l’avancement ou le retrait de certaines propositions et qu’elles pourraient être nos leviers pour reprendre,communiquer,avancer,etc</text:p>
          </table:table-cell>
          <table:table-cell office:value-type="string" table:style-name="ce4">
            <text:p>L’unité d’une réponse,communication</text:p>
          </table:table-cell>
          <table:table-cell office:value-type="string" table:style-name="ce4">
            <text:p>Et vous où en êtes-vous ?</text:p>
            <text:p>Regard positif,négatif ou autre sur l’après</text:p>
          </table:table-cell>
          <table:table-cell table:number-columns-repeated="16377"/>
        </table:table-row>
        <table:table-row table:style-name="ro1">
          <table:table-cell office:value-type="date" office:date-value="2020-10-27T14:00:10" table:style-name="ce3">
            <text:p>10/27/2020 14:00:11</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Une présentation claire et précise <text:s/>des mesures déjà mises en œuvre par décrets ainsi que les modifications qui ont été apportées dans le projet de loi.</text:p>
          </table:table-cell>
          <table:table-cell office:value-type="string" table:style-name="ce4">
            <text:p>Il faut absolument un accord de la majorité , il est intolérable d’apprendre que la prise de parole de quelques personnes passe pour l’avis des 150 citoyens.</text:p>
          </table:table-cell>
          <table:table-cell table:number-columns-repeated="16378" table:style-name="ce1"/>
        </table:table-row>
        <table:table-row table:style-name="ro1">
          <table:table-cell office:value-type="date" office:date-value="2020-10-27T14:04:09" table:style-name="ce3">
            <text:p>10/27/2020 14:04:10</text:p>
          </table:table-cell>
          <table:table-cell office:value-type="string" table:style-name="ce4">
            <text:p>Je participe à des évènements liés à mon expérience, Je travaille dans l'environnement</text:p>
          </table:table-cell>
          <table:table-cell office:value-type="string" table:style-name="ce4">
            <text:p>Oui</text:p>
          </table:table-cell>
          <table:table-cell office:value-type="string" table:style-name="ce4">
            <text:p>Physiquement</text:p>
          </table:table-cell>
          <table:table-cell office:value-type="string" table:style-name="ce4">
            <text:p>Que nos propositions soient concrétisés</text:p>
          </table:table-cell>
          <table:table-cell table:number-columns-repeated="16379" table:style-name="ce1"/>
        </table:table-row>
        <table:table-row table:style-name="ro1">
          <table:table-cell office:value-type="date" office:date-value="2020-10-27T14:21:14" table:style-name="ce3">
            <text:p>10/27/2020 14:21:15</text:p>
          </table:table-cell>
          <table:table-cell office:value-type="string" table:style-name="ce4">
            <text:p>Je lis des informations générales dans la presse ou sur Internet, je bosse pour l asso des 150</text:p>
          </table:table-cell>
          <table:table-cell office:value-type="string" table:style-name="ce4">
            <text:p>Oui</text:p>
          </table:table-cell>
          <table:table-cell office:value-type="string" table:style-name="ce4">
            <text:p>Je ne sais pas</text:p>
          </table:table-cell>
          <table:table-cell office:value-type="string" table:style-name="ce4">
            <text:p>aller au bout des choses et faire comprendre au gouvernement qu ils n ont pas tenu leurs promesses pour l application de nos mesures c est une honte</text:p>
          </table:table-cell>
          <table:table-cell office:value-type="string" table:style-name="ce4">
            <text:p>montrer au gouvernement que nous ne lacherons rien et nous irons donner la bonne parole et la bonne information aux français pour leurs faire un élèctrochoque sur l avenir de la planete</text:p>
            <text:p/>
          </table:table-cell>
          <table:table-cell office:value-type="string" table:style-name="ce4">
            <text:p>merci de nous soutenir et nous laissés informer les français sans filtre</text:p>
          </table:table-cell>
          <table:table-cell table:number-columns-repeated="16377"/>
        </table:table-row>
        <table:table-row table:style-name="ro1">
          <table:table-cell office:value-type="date" office:date-value="2020-10-27T14:34:20" table:style-name="ce3">
            <text:p>10/27/2020 14:34:20</text:p>
          </table:table-cell>
          <table:table-cell office:value-type="string" table:style-name="ce4">
            <text:p>Je fais le suivi d’une ou de plusieurs propositions en particulier, J’ai pris du recul</text:p>
          </table:table-cell>
          <table:table-cell office:value-type="string" table:style-name="ce4">
            <text:p>Oui</text:p>
          </table:table-cell>
          <table:table-cell office:value-type="string" table:style-name="ce4">
            <text:p>Physiquement</text:p>
          </table:table-cell>
          <table:table-cell office:value-type="string" table:style-name="ce4">
            <text:p>Que l'on fasse le bilan de chaque mesure : à quel stade est-on ? Savoir quelles mesures ont été "balayées" par le gouvernement, quelles mesures ont été retenues, quelles mesures sont en cours de mise en place ?</text:p>
          </table:table-cell>
          <table:table-cell office:value-type="string" table:style-name="ce4">
            <text:p>Je ne suis pas sûr d'avoir compris la question. Mais je dirais l'union des 150 et le respect par le gouvernement des engagements qu'ils ont pris à leur propre initiative (c'est le gouvernement lui-même qui a initié la convention...donc...)</text:p>
          </table:table-cell>
          <table:table-cell table:number-columns-repeated="16378" table:style-name="ce1"/>
        </table:table-row>
        <table:table-row table:style-name="ro1">
          <table:table-cell office:value-type="date" office:date-value="2020-10-27T14:35:28" table:style-name="ce3">
            <text:p>10/27/2020 14:35:28</text:p>
          </table:table-cell>
          <table:table-cell office:value-type="string" table:style-name="ce4">
            <text:p>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QUE LE GOUVERNEMENT CONCRETISE <text:s/>NOS PROPOSITIONS</text:p>
          </table:table-cell>
          <table:table-cell table:number-columns-repeated="16379" table:style-name="ce1"/>
        </table:table-row>
        <table:table-row table:style-name="ro1">
          <table:table-cell office:value-type="date" office:date-value="2020-10-27T14:41:37" table:style-name="ce3">
            <text:p>10/27/2020 14:41:38</text:p>
          </table:table-cell>
          <table:table-cell office:value-type="string" table:style-name="ce4">
            <text:p>Je participe à des évènements liés à mon expérience, Je fais le suivi d’une ou de plusieurs propositions en particulier</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7T14:48:11" table:style-name="ce3">
            <text:p>10/27/2020 14:48:11</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Finalisé le rapport</text:p>
          </table:table-cell>
          <table:table-cell office:value-type="string" table:style-name="ce4">
            <text:p>De la communication</text:p>
          </table:table-cell>
          <table:table-cell table:number-columns-repeated="16378" table:style-name="ce1"/>
        </table:table-row>
        <table:table-row table:style-name="ro1">
          <table:table-cell office:value-type="date" office:date-value="2020-10-27T14:55:01" table:style-name="ce3">
            <text:p>10/27/2020 14:55:01</text:p>
          </table:table-cell>
          <table:table-cell office:value-type="string" table:style-name="ce4">
            <text:p>Je suis toujours attentif aux divers évènements politiques concernant la prise en compte de nos mesures, j'ai participé à une visioconférence avec des chercheurs. Mais je ne sais pas comment et où agir un tout petit peu plus.</text:p>
          </table:table-cell>
          <table:table-cell office:value-type="string" table:style-name="ce4">
            <text:p>Je ne sais pas</text:p>
          </table:table-cell>
          <table:table-cell office:value-type="string" table:style-name="ce4">
            <text:p>Je ne sais pas</text:p>
          </table:table-cell>
          <table:table-cell office:value-type="string" table:style-name="ce4">
            <text:p>Je ne suis pas au courant de cette dernière session.</text:p>
          </table:table-cell>
          <table:table-cell office:value-type="string" table:style-name="ce4">
            <text:p>Je peux rêver que tout le monde s'y présente rien que pour l'effet médiatique et montrer la volonté de la CCC d'être entendu et respectée par les politiques!</text:p>
          </table:table-cell>
          <table:table-cell office:value-type="string" table:style-name="ce4">
            <text:p>Comme je le partageais avec les 2 chercheurs il faudrait faire une convention pour la citoyenneté, le civisme.</text:p>
          </table:table-cell>
          <table:table-cell table:number-columns-repeated="16377"/>
        </table:table-row>
        <table:table-row table:style-name="ro1">
          <table:table-cell office:value-type="date" office:date-value="2020-10-27T15:01:25" table:style-name="ce3">
            <text:p>10/27/2020 15:01:2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Organisation d'un vrai débat avec la présence physique de l'ensemble des personnes de la classe politique gouvernementale ayant contribuées positivement ou négativement à l' élaboration des différentes opérations ayant pour objectif la création de lois ou décrets avec pour base les propositions de la CCC</text:p>
          </table:table-cell>
          <table:table-cell office:value-type="string" table:style-name="ce4">
            <text:p>Une mise à plat lors de cette ultime cession de tout les griefs accumulés ces dernières semaines entre les citoyens de la CCC et nos décideurs publics, afin de terminer sur une bonne conclusion meme si toutes nos propositions ne sont pas mise en application.</text:p>
          </table:table-cell>
          <table:table-cell office:value-type="string" table:style-name="ce4">
            <text:p>pas particulièrement, je lui renouvelle ma confiance pour organiser et gérer cette ultime cession, à l'identique de ce qu'il a fait depuis le début.</text:p>
          </table:table-cell>
          <table:table-cell table:number-columns-repeated="16377"/>
        </table:table-row>
        <table:table-row table:style-name="ro1">
          <table:table-cell office:value-type="date" office:date-value="2020-10-27T15:08:51" table:style-name="ce3">
            <text:p>10/27/2020 15:08:51</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7T15:10:25" table:style-name="ce3">
            <text:p>10/27/2020 15:10:25</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7T15:17:02" table:style-name="ce3">
            <text:p>10/27/2020 15:17:03</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Pouvoir avancer la mis en œuvre de nos propositions.</text:p>
          </table:table-cell>
          <table:table-cell office:value-type="string" table:style-name="ce4">
            <text:p>Expression de notre ressenti.</text:p>
          </table:table-cell>
          <table:table-cell office:value-type="string" table:style-name="ce4">
            <text:p>Non</text:p>
          </table:table-cell>
          <table:table-cell table:number-columns-repeated="16377"/>
        </table:table-row>
        <table:table-row table:style-name="ro1">
          <table:table-cell office:value-type="date" office:date-value="2020-10-27T15:37:45" table:style-name="ce3">
            <text:p>10/27/2020 15:37:45</text:p>
          </table:table-cell>
          <table:table-cell office:value-type="string" table:style-name="ce4">
            <text:p>Je participe à des évènements liés à mon expérience,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Etre présent au nom de la CCC et des 150 pas de l asso</text:p>
          </table:table-cell>
          <table:table-cell office:value-type="string" table:style-name="ce4">
            <text:p>Que cette reaction collective <text:s/>soit au nom des 150 <text:s/>et pas <text:s/>par l´asso ou le bureau c ´est important de respecter tous ceux qui ont participé à la CCC</text:p>
          </table:table-cell>
          <table:table-cell office:value-type="string" table:style-name="ce4">
            <text:p>Le CG doit valoriser pour l´interet de la CCC les 150 qui sont les réels citoyens et pas seulement quelques uns, le grand public est à l´écoute des 150</text:p>
          </table:table-cell>
          <table:table-cell table:number-columns-repeated="16377"/>
        </table:table-row>
        <table:table-row table:style-name="ro1">
          <table:table-cell office:value-type="date" office:date-value="2020-10-27T15:39:57" table:style-name="ce3">
            <text:p>10/27/2020 15:39:58</text:p>
          </table:table-cell>
          <table:table-cell office:value-type="string" table:style-name="ce4">
            <text:p>Je fais le suivi d’une ou de plusieurs propositions en particulier, J’ai pris du recul</text:p>
          </table:table-cell>
          <table:table-cell office:value-type="string" table:style-name="ce4">
            <text:p>Je ne sais pas</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7T15:48:09" table:style-name="ce3">
            <text:p>10/27/2020 15:48:10</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bilan sur ce que sont devenu nos mesures, engagements respecté</text:p>
          </table:table-cell>
          <table:table-cell table:number-columns-repeated="16379" table:style-name="ce1"/>
        </table:table-row>
        <table:table-row table:style-name="ro1">
          <table:table-cell office:value-type="date" office:date-value="2020-10-27T15:53:04" table:style-name="ce3">
            <text:p>10/27/2020 15:53:04</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Terminer le travail. Exprimer nos points de vue sur l'action gouvernementale suite à notre travail.</text:p>
          </table:table-cell>
          <table:table-cell office:value-type="string" table:style-name="ce4">
            <text:p>Oui. Mais il faut tenir compte de tous les points de vue.</text:p>
          </table:table-cell>
          <table:table-cell office:value-type="string" table:style-name="ce4">
            <text:p>S'il souhaite être associé à l'action de l'association.</text:p>
          </table:table-cell>
          <table:table-cell table:number-columns-repeated="16377"/>
        </table:table-row>
        <table:table-row table:style-name="ro1">
          <table:table-cell office:value-type="date" office:date-value="2020-10-27T15:55:08" table:style-name="ce3">
            <text:p>10/27/2020 15:55:09</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office:value-type="string" table:style-name="ce4">
            <text:p>des réponses a nos propositions et leurs mises en fonction dans le temps</text:p>
          </table:table-cell>
          <table:table-cell table:number-columns-repeated="16379" table:style-name="ce1"/>
        </table:table-row>
        <table:table-row table:style-name="ro1">
          <table:table-cell office:value-type="date" office:date-value="2020-10-27T15:57:17" table:style-name="ce3">
            <text:p>10/27/2020 15:57:18</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Un ultime travail de groupe pour relancer nos mesures</text:p>
          </table:table-cell>
          <table:table-cell table:style-name="ce1"/>
          <table:table-cell office:value-type="string" table:style-name="ce4">
            <text:p>Il me semblait que j'avais déjà répondu à ce questionnaire mais je n'ai pas reçu d'accusé réception.</text:p>
          </table:table-cell>
          <table:table-cell table:number-columns-repeated="16377"/>
        </table:table-row>
        <table:table-row table:style-name="ro1">
          <table:table-cell office:value-type="date" office:date-value="2020-10-27T16:36:18" table:style-name="ce3">
            <text:p>10/27/2020 16:36:19</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De nous laisser libre de nos choix sans influences</text:p>
          </table:table-cell>
          <table:table-cell office:value-type="string" table:style-name="ce4">
            <text:p>Accorder nos violons</text:p>
          </table:table-cell>
          <table:table-cell office:value-type="string" table:style-name="ce4">
            <text:p>Rester Neutre</text:p>
          </table:table-cell>
          <table:table-cell table:number-columns-repeated="16377"/>
        </table:table-row>
        <table:table-row table:style-name="ro1">
          <table:table-cell office:value-type="date" office:date-value="2020-10-27T16:52:55" table:style-name="ce3">
            <text:p>10/27/2020 16:52:55</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Des actes!</text:p>
          </table:table-cell>
          <table:table-cell office:value-type="string" table:style-name="ce4">
            <text:p>Que nos mesures soient portées</text:p>
          </table:table-cell>
          <table:table-cell office:value-type="string" table:style-name="ce4">
            <text:p>Non</text:p>
          </table:table-cell>
          <table:table-cell table:number-columns-repeated="16377"/>
        </table:table-row>
        <table:table-row table:style-name="ro1">
          <table:table-cell office:value-type="date" office:date-value="2020-10-27T17:00:16" table:style-name="ce3">
            <text:p>10/27/2020 17:00:16</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Je ne sais pas</text:p>
          </table:table-cell>
          <table:table-cell office:value-type="string" table:style-name="ce4">
            <text:p>A distance</text:p>
          </table:table-cell>
          <table:table-cell office:value-type="string" table:style-name="ce4">
            <text:p>C'était le suivi des mesures . Pourquoi certaines mesures ne sont pas passées et que peut on faire pour améliorer les choses. Cependant avec la covid, je ne souhaite en aucun cas une réunion en présentiel. Plus tard peut être quand cette crise sera passé.</text:p>
          </table:table-cell>
          <table:table-cell office:value-type="string" table:style-name="ce4">
            <text:p>Regarder tous dans la même direction.</text:p>
          </table:table-cell>
          <table:table-cell office:value-type="string" table:style-name="ce4">
            <text:p>Par rapport à la mesure écocide, j'aurais aimé connaître tout ce qui a été fait dans ce domaine du point de vue juridique en France et dans le monde.</text:p>
          </table:table-cell>
          <table:table-cell table:number-columns-repeated="16377"/>
        </table:table-row>
        <table:table-row table:style-name="ro1">
          <table:table-cell office:value-type="date" office:date-value="2020-10-27T17:04:42" table:style-name="ce3">
            <text:p>10/27/2020 17:04:42</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Avancement <text:s/>et reponse concrète</text:p>
          </table:table-cell>
          <table:table-cell office:value-type="string" table:style-name="ce4">
            <text:p>.</text:p>
          </table:table-cell>
          <table:table-cell office:value-type="string" table:style-name="ce4">
            <text:p>.</text:p>
          </table:table-cell>
          <table:table-cell table:number-columns-repeated="16377"/>
        </table:table-row>
        <table:table-row table:style-name="ro1">
          <table:table-cell office:value-type="date" office:date-value="2020-10-27T17:05:11" table:style-name="ce3">
            <text:p>10/27/2020 17:05:12</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bon suivi et bonne mise en application de nos mesures et propositions</text:p>
          </table:table-cell>
          <table:table-cell office:value-type="string" table:style-name="ce4">
            <text:p>le concensus</text:p>
          </table:table-cell>
          <table:table-cell office:value-type="string" table:style-name="ce4">
            <text:p>pour le moment non</text:p>
          </table:table-cell>
          <table:table-cell table:number-columns-repeated="16377"/>
        </table:table-row>
        <table:table-row table:style-name="ro1">
          <table:table-cell office:value-type="date" office:date-value="2020-10-27T17:05:34" table:style-name="ce3">
            <text:p>10/27/2020 17:05:35</text:p>
          </table:table-cell>
          <table:table-cell table:number-columns-repeated="16383" table:style-name="ce1"/>
        </table:table-row>
        <table:table-row table:style-name="ro1">
          <table:table-cell office:value-type="date" office:date-value="2020-10-27T17:28:48" table:style-name="ce3">
            <text:p>10/27/2020 17:28:49</text:p>
          </table:table-cell>
          <table:table-cell office:value-type="string" table:style-name="ce4">
            <text:p>Je participe à des évènements liés à mon expérience,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Une première analyse des mesures appliquées et une réponse au gouvernement et à la presse</text:p>
          </table:table-cell>
          <table:table-cell office:value-type="string" table:style-name="ce4">
            <text:p>appuyez nos arguments qui sont pris a la légère tout comme les rapports du GIEC</text:p>
          </table:table-cell>
          <table:table-cell office:value-type="string" table:style-name="ce4">
            <text:p>si une réponse publique est donnée merci de nous laisser le temps de rédiger les choses a notre manière.</text:p>
          </table:table-cell>
          <table:table-cell table:number-columns-repeated="16377"/>
        </table:table-row>
        <table:table-row table:style-name="ro1">
          <table:table-cell office:value-type="date" office:date-value="2020-10-27T17:56:16" table:style-name="ce3">
            <text:p>10/27/2020 17:56:17</text:p>
          </table:table-cell>
          <table:table-cell office:value-type="string" table:style-name="ce4">
            <text:p>Je lis des informations générales dans la presse ou sur Internet, J’ai pris du recul</text:p>
          </table:table-cell>
          <table:table-cell office:value-type="string" table:style-name="ce4">
            <text:p>Oui</text:p>
          </table:table-cell>
          <table:table-cell office:value-type="string" table:style-name="ce4">
            <text:p>Je ne sais pas</text:p>
          </table:table-cell>
          <table:table-cell office:value-type="string" table:style-name="ce4">
            <text:p>Démontrer que nous sommes attentifs aux suites données à nos propositions.</text:p>
          </table:table-cell>
          <table:table-cell office:value-type="string" table:style-name="ce4">
            <text:p>La participation d'un maximum des 150 lors de cette ultime session.</text:p>
          </table:table-cell>
          <table:table-cell table:number-columns-repeated="16378" table:style-name="ce1"/>
        </table:table-row>
        <table:table-row table:style-name="ro1">
          <table:table-cell office:value-type="date" office:date-value="2020-10-27T19:16:37" table:style-name="ce3">
            <text:p>10/27/2020 19:16:37</text:p>
          </table:table-cell>
          <table:table-cell office:value-type="string" table:style-name="ce4">
            <text:p>J’ai pris du recul</text:p>
          </table:table-cell>
          <table:table-cell office:value-type="string" table:style-name="ce4">
            <text:p>Oui</text:p>
          </table:table-cell>
          <table:table-cell office:value-type="string" table:style-name="ce4">
            <text:p>Physiquement</text:p>
          </table:table-cell>
          <table:table-cell table:number-columns-repeated="16380" table:style-name="ce1"/>
        </table:table-row>
        <table:table-row table:style-name="ro1">
          <table:table-cell office:value-type="date" office:date-value="2020-10-27T19:18:21" table:style-name="ce3">
            <text:p>10/27/2020 19:18:21</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aire le point</text:p>
          </table:table-cell>
          <table:table-cell office:value-type="string" table:style-name="ce4">
            <text:p>Large éco au sein de la population</text:p>
          </table:table-cell>
          <table:table-cell office:value-type="string" table:style-name="ce4">
            <text:p>On avait pas préparé l’après convention</text:p>
          </table:table-cell>
          <table:table-cell table:number-columns-repeated="16377"/>
        </table:table-row>
        <table:table-row table:style-name="ro1">
          <table:table-cell office:value-type="date" office:date-value="2020-10-27T19:59:17" table:style-name="ce3">
            <text:p>10/27/2020 19:59:17</text:p>
          </table:table-cell>
          <table:table-cell office:value-type="string" table:style-name="ce4">
            <text:p>Je lis des informations générales dans la presse ou sur Internet, je discutte de certains thèmes de la Convention; j'ai pris du recul car LA CONVENTION était trés demandeuse de temps et d'efforts la Convention <text:s/>trop "demandeuse" m'a privée de nombreuses activité et relations trop longtemps.L'APRES COVID ET SA SUITE ME Pla Convention m'a privée de nombreuses activités a Convention m'avait complètement déconnectée de ma vie sociale trop longtemps, le système de notre nouvelle vie après covid et sa suite m'obige à fournir beaucoup, d'efforts avec l'informatique et le smartphone et cie. Je m'inscris à plusieurs cours dans ma commune</text:p>
          </table:table-cell>
          <table:table-cell office:value-type="string" table:style-name="ce4">
            <text:p>Je ne sais pas</text:p>
          </table:table-cell>
          <table:table-cell office:value-type="string" table:style-name="ce4">
            <text:p>Je ne sais pas</text:p>
          </table:table-cell>
          <table:table-cell office:value-type="string" table:style-name="ce4">
            <text:p>avoir un résumé simplifié des actions positives retenues, des intervenants côté gouvernements, des intervenants côté Citoyens, des intervenants côté organisation.</text:p>
            <text:p>Je n'ai pu lire tous les mails donc un rattrapage sera le bienvenu.</text:p>
          </table:table-cell>
          <table:table-cell office:value-type="string" table:style-name="ce4">
            <text:p>Pas de choses alambiquées , de la clarté</text:p>
          </table:table-cell>
          <table:table-cell office:value-type="string" table:style-name="ce4">
            <text:p>un langage clair et des techniques de transmissions simples utilisables par une citoyenne non formée à ces technologies trop et tres envahissantes qui me prennent la tête.</text:p>
            <text:p>SANS AGRESSIVITE AUCUNE A VOTRE ENCONTRE</text:p>
          </table:table-cell>
          <table:table-cell table:number-columns-repeated="16377"/>
        </table:table-row>
        <table:table-row table:style-name="ro1">
          <table:table-cell office:value-type="date" office:date-value="2020-10-27T20:08:28" table:style-name="ce3">
            <text:p>10/27/2020 20:08:28</text:p>
          </table:table-cell>
          <table:table-cell office:value-type="string" table:style-name="ce4">
            <text:p>Je participe à des évènements liés à mon expérience, 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Comprendre les motivations réelles du gouvernement suite à la transmission des mesures rédigées par la CCC, et construire collectivement une réponse point par point</text:p>
          </table:table-cell>
          <table:table-cell office:value-type="string" table:style-name="ce4">
            <text:p>Recevoir toutes les informations en amont de la session, laisser du temps d'échanges et de réflexions, dans un climat serein.</text:p>
          </table:table-cell>
          <table:table-cell office:value-type="string" table:style-name="ce4">
            <text:p>de la transparence et de la concertation sur les décisions prises par le CG</text:p>
          </table:table-cell>
          <table:table-cell table:number-columns-repeated="16377"/>
        </table:table-row>
        <table:table-row table:style-name="ro1">
          <table:table-cell office:value-type="date" office:date-value="2020-10-27T20:18:20" table:style-name="ce3">
            <text:p>10/27/2020 20:18:21</text:p>
          </table:table-cell>
          <table:table-cell office:value-type="string" table:style-name="ce4">
            <text:p>J’ai pris du recul</text:p>
          </table:table-cell>
          <table:table-cell office:value-type="string" table:style-name="ce4">
            <text:p>Non</text:p>
          </table:table-cell>
          <table:table-cell table:style-name="ce1"/>
          <table:table-cell office:value-type="string" table:style-name="ce4">
            <text:p>Quel perte de temps</text:p>
          </table:table-cell>
          <table:table-cell office:value-type="string" table:style-name="ce4">
            <text:p>Fin</text:p>
          </table:table-cell>
          <table:table-cell office:value-type="string" table:style-name="ce4">
            <text:p>Dissoudre le CESE</text:p>
          </table:table-cell>
          <table:table-cell table:number-columns-repeated="16377"/>
        </table:table-row>
        <table:table-row table:style-name="ro1">
          <table:table-cell office:value-type="date" office:date-value="2020-10-27T21:14:41" table:style-name="ce3">
            <text:p>10/27/2020 21:14:41</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Les avancées et les reculs sur les propositions</text:p>
          </table:table-cell>
          <table:table-cell office:value-type="string" table:style-name="ce4">
            <text:p>Réassurance et reexplication peut etre</text:p>
          </table:table-cell>
          <table:table-cell table:number-columns-repeated="16378" table:style-name="ce1"/>
        </table:table-row>
        <table:table-row table:style-name="ro1">
          <table:table-cell office:value-type="date" office:date-value="2020-10-27T22:23:33" table:style-name="ce3">
            <text:p>10/27/2020 22:23:33</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Que nous puissions faire avancer nos mesures au sein du gouvernement</text:p>
          </table:table-cell>
          <table:table-cell office:value-type="string" table:style-name="ce4">
            <text:p>Qu’on soit tous solidaires dans nos actions</text:p>
          </table:table-cell>
          <table:table-cell table:number-columns-repeated="16378" table:style-name="ce1"/>
        </table:table-row>
        <table:table-row table:style-name="ro1">
          <table:table-cell office:value-type="date" office:date-value="2020-10-28T03:30:04" table:style-name="ce3">
            <text:p>10/28/2020 3:30:04</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Pour une meilleure organisation de suivi de nos propositions.</text:p>
            <text:p/>
          </table:table-cell>
          <table:table-cell office:value-type="string" table:style-name="ce4">
            <text:p>Faire parler de la convention et la</text:p>
            <text:p>Faire connaitre encore et encore.</text:p>
          </table:table-cell>
          <table:table-cell office:value-type="string" table:style-name="ce4">
            <text:p>Non rien a dire</text:p>
          </table:table-cell>
          <table:table-cell table:number-columns-repeated="16377"/>
        </table:table-row>
        <table:table-row table:style-name="ro1">
          <table:table-cell office:value-type="date" office:date-value="2020-10-28T03:37:32" table:style-name="ce3">
            <text:p>10/28/2020 3:37:33</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Que nous puissions faire avancer nos mesures au sein du gouvernement</text:p>
          </table:table-cell>
          <table:table-cell office:value-type="string" table:style-name="ce4">
            <text:p>Qu’on soit tous solidaires dans nos actions</text:p>
          </table:table-cell>
          <table:table-cell table:number-columns-repeated="16378" table:style-name="ce1"/>
        </table:table-row>
        <table:table-row table:style-name="ro1">
          <table:table-cell office:value-type="date" office:date-value="2020-10-28T05:45:44" table:style-name="ce3">
            <text:p>10/28/2020 5:45:44</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1) Identifier et analyser collectivement les obstacles et les arguments qui depuis des mois empêchent l'acceptation politique des mesures.</text:p>
            <text:p>2) Identifier de nouveaux leviers et réaliser un argumentaire consensuel (aux 150) pour mieux déconstruire ces obstacles.</text:p>
            <text:p>3) Un vrai débriefing sur les 9 mois de convention, pas un truc fait en 15 minutes sur des post-it !</text:p>
          </table:table-cell>
          <table:table-cell office:value-type="string" table:style-name="ce4">
            <text:p>exprimer notre droit d'alerte à l'exécutif puisque qu'il ne respecte pas ses engagements</text:p>
          </table:table-cell>
          <table:table-cell office:value-type="string" table:style-name="ce4">
            <text:p>Une remarque :</text:p>
            <text:p>J'ai trouvé vraiment minable le faux "débriefing" qui a été fait en hémicycle le 29 juin. Nous avons été les cobayes d'une première convention organisée en France, et qui s'est jouée sur 9 mois. Nous avons donc des remarques à faire sur la façon dont elle s'est déroulée, qu'elles soient positives ou négatives. Encore faut-il que le comité de gouvernance, Res.publica et Missions Publiques soient prêts à les entendre et les prendre en compte pour les prochaines conventions citoyennes.</text:p>
            <text:p>Une demande :</text:p>
            <text:p>Je souhaite que le comité de gouvernance déclare enfin aux 150 ce qu'il n'a jamais clairement expliqué : participer à cette convention, c'est accepter de faire de la politique.</text:p>
            <text:p>Depuis le 4 octobre 2019, la commande de l'exécutif a engagé 150 citoyen-nes à travailler pour l'intérêt général sur plusieurs aspects de la politique de développement durable de la France.</text:p>
            <text:p>Participer à la politique est un droit et un devoir citoyen. Le mot " politique" n'est pas un gros mot qui doit faire peur. Hélas, encore beaucoup de citoyen-nes des 150 sont encore effrayés par ce mot parce qu'elles-ils l'associent systématiquement au mot "parti", voire, au mot "carrière".</text:p>
            <text:p>Pourtant, plusieurs des 150 ont été approché-es par certains partis politiques au cours de cette année, et sont aujourd'hui bel et bien encarté-es alors qu'elles-ils ont été parfois les premier-es à crier au scandale dès que le mot "politique" était prononcé au cours d'un débat.</text:p>
            <text:p>Je vous remercie donc d'avance d'exaucer mon souhait, mais aussi je vous prie de mettre ce sujet à l'ordre du jour des premières heures de toute autre convention si d'autres voient le jour.</text:p>
          </table:table-cell>
          <table:table-cell table:number-columns-repeated="16377"/>
        </table:table-row>
        <table:table-row table:style-name="ro1">
          <table:table-cell office:value-type="date" office:date-value="2020-10-28T09:17:57" table:style-name="ce3">
            <text:p>10/28/2020 9:17:57</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Je ne sais pas</text:p>
          </table:table-cell>
          <table:table-cell office:value-type="string" table:style-name="ce4">
            <text:p>que nos mesures soient mieux prises en compte</text:p>
          </table:table-cell>
          <table:table-cell office:value-type="string" table:style-name="ce4">
            <text:p>il serait nécessaire que tous les citoyens de la convention soient présents</text:p>
          </table:table-cell>
          <table:table-cell table:number-columns-repeated="16378" table:style-name="ce1"/>
        </table:table-row>
        <table:table-row table:style-name="ro1">
          <table:table-cell office:value-type="date" office:date-value="2020-10-28T09:17:58" table:style-name="ce3">
            <text:p>10/28/2020 9:17:59</text:p>
          </table:table-cell>
          <table:table-cell office:value-type="string" table:style-name="ce4">
            <text:p>Je participe à des évènements liés à mon expérience, 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aire entendre publiquement notre désaccord vis à vis des décisions de ne pas appliquer une grande partie de nos mesures, malgré les promesses.</text:p>
          </table:table-cell>
          <table:table-cell office:value-type="string" table:style-name="ce4">
            <text:p>Un désaccord franc et clair vis à vis de la politique climatique menée par le gouvernement.</text:p>
          </table:table-cell>
          <table:table-cell table:number-columns-repeated="16378" table:style-name="ce1"/>
        </table:table-row>
        <table:table-row table:style-name="ro1">
          <table:table-cell office:value-type="date" office:date-value="2020-10-28T09:51:32" table:style-name="ce3">
            <text:p>10/28/2020 9:51:32</text:p>
          </table:table-cell>
          <table:table-cell office:value-type="string" table:style-name="ce4">
            <text:p>Je participe à des évènements liés à mon expérience,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Avoir un vrai débat autour d'un ré-examen de la réduction du temps de travail (PT5)</text:p>
          </table:table-cell>
          <table:table-cell office:value-type="string" table:style-name="ce4">
            <text:p>Des débats sur de brefs textes écrits qui concernent par exemple les solutions à la crise environnementale dans un contexte de crise sanitaire et de crise géo-politique</text:p>
          </table:table-cell>
          <table:table-cell office:value-type="string" table:style-name="ce4">
            <text:p>Quels critères ont présidé à la constitution du comité de gouvernance et à son renouvellement ?</text:p>
          </table:table-cell>
          <table:table-cell table:number-columns-repeated="16377"/>
        </table:table-row>
        <table:table-row table:style-name="ro1">
          <table:table-cell office:value-type="date" office:date-value="2020-10-28T10:51:37" table:style-name="ce3">
            <text:p>10/28/2020 10:51:37</text:p>
          </table:table-cell>
          <table:table-cell office:value-type="string" table:style-name="ce4">
            <text:p>Je lis des informations générales dans la presse ou sur Internet</text:p>
          </table:table-cell>
          <table:table-cell office:value-type="string" table:style-name="ce4">
            <text:p>Oui</text:p>
          </table:table-cell>
          <table:table-cell office:value-type="string" table:style-name="ce4">
            <text:p>Physiquement</text:p>
          </table:table-cell>
          <table:table-cell office:value-type="string" table:style-name="ce4">
            <text:p>faire avancer nos mesures</text:p>
          </table:table-cell>
          <table:table-cell table:style-name="ce1"/>
          <table:table-cell office:value-type="string" table:style-name="ce4">
            <text:p>je félicite le comité de gouvernance</text:p>
          </table:table-cell>
          <table:table-cell table:number-columns-repeated="16377"/>
        </table:table-row>
        <table:table-row table:style-name="ro1">
          <table:table-cell office:value-type="date" office:date-value="2020-10-28T10:52:11" table:style-name="ce3">
            <text:p>10/28/2020 10:52:11</text:p>
          </table:table-cell>
          <table:table-cell office:value-type="string" table:style-name="ce4">
            <text:p>J’ai pris du recul</text:p>
          </table:table-cell>
          <table:table-cell office:value-type="string" table:style-name="ce4">
            <text:p>Non</text:p>
          </table:table-cell>
          <table:table-cell office:value-type="string" table:style-name="ce4">
            <text:p>Je ne sais pas</text:p>
          </table:table-cell>
          <table:table-cell office:value-type="string" table:style-name="ce4">
            <text:p>A vrai dire, pas grand chose!!!!!</text:p>
            <text:p/>
          </table:table-cell>
          <table:table-cell office:value-type="string" table:style-name="ce4">
            <text:p>Je ne sais pas!!!!!</text:p>
            <text:p/>
          </table:table-cell>
          <table:table-cell office:value-type="string" table:style-name="ce4">
            <text:p>Non</text:p>
            <text:p/>
          </table:table-cell>
          <table:table-cell table:number-columns-repeated="16377"/>
        </table:table-row>
        <table:table-row table:style-name="ro1">
          <table:table-cell office:value-type="date" office:date-value="2020-10-28T10:57:58" table:style-name="ce3">
            <text:p>10/28/2020 10:57:58</text:p>
          </table:table-cell>
          <table:table-cell office:value-type="string" table:style-name="ce4">
            <text:p>Je participe à des évènements liés à mon expérience</text:p>
          </table:table-cell>
          <table:table-cell office:value-type="string" table:style-name="ce4">
            <text:p>Oui</text:p>
          </table:table-cell>
          <table:table-cell office:value-type="string" table:style-name="ce4">
            <text:p>Physiquement</text:p>
          </table:table-cell>
          <table:table-cell office:value-type="string" table:style-name="ce4">
            <text:p>Des précisions sur l'utilisation de nos propositions</text:p>
          </table:table-cell>
          <table:table-cell office:value-type="string" table:style-name="ce4">
            <text:p>Que nos travaux soient pris en considération malgré le contexte sanitaire</text:p>
          </table:table-cell>
          <table:table-cell table:number-columns-repeated="16378" table:style-name="ce1"/>
        </table:table-row>
        <table:table-row table:style-name="ro1">
          <table:table-cell office:value-type="date" office:date-value="2020-10-28T11:08:54" table:style-name="ce3">
            <text:p>10/28/2020 11:08:54</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Bilan de la suite donnée aux propositions de la CCC et retour des chercheurs</text:p>
          </table:table-cell>
          <table:table-cell office:value-type="string" table:style-name="ce4">
            <text:p>Une analyse critique sur la prise en compte ou non des propositions</text:p>
          </table:table-cell>
          <table:table-cell table:number-columns-repeated="16378" table:style-name="ce1"/>
        </table:table-row>
        <table:table-row table:style-name="ro1">
          <table:table-cell office:value-type="date" office:date-value="2020-10-28T11:12:22" table:style-name="ce3">
            <text:p>10/28/2020 11:12:22</text:p>
          </table:table-cell>
          <table:table-cell office:value-type="string" table:style-name="ce4">
            <text:p>Je lis des informations générales dans la presse ou sur Internet, Je fais le suivi d’une ou de plusieurs propositions en particulier</text:p>
          </table:table-cell>
          <table:table-cell office:value-type="string" table:style-name="ce4">
            <text:p>Oui</text:p>
          </table:table-cell>
          <table:table-cell office:value-type="string" table:style-name="ce4">
            <text:p>Physiquement</text:p>
          </table:table-cell>
          <table:table-cell office:value-type="string" table:style-name="ce4">
            <text:p>L'unité pour le suivi des mesures, la formation pour les maitriser et les articuler à la réalité.</text:p>
          </table:table-cell>
          <table:table-cell office:value-type="string" table:style-name="ce4">
            <text:p>C'est l'activité qui doit s'adapter aux mesures préconisées pour la réduction des GES et non l'inverse</text:p>
          </table:table-cell>
          <table:table-cell office:value-type="string" table:style-name="ce4">
            <text:p>On remet çà quand?..Pour la santé par exemple...</text:p>
          </table:table-cell>
          <table:table-cell table:number-columns-repeated="16377"/>
        </table:table-row>
        <table:table-row table:number-rows-repeated="104844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36">
      <number:month/>
      <number:text>/</number:text>
      <number:day/>
      <number:text>/</number:text>
      <number:year number:style="long"/>
      <number:text> </number:text>
      <number:hours/>
      <number:text>:</number:text>
      <number:minutes number:style="long"/>
      <number:text>:</number:text>
      <number:seconds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1</meta:generator>
    <dc:creator>Lise Deshautel</dc:creator>
    <meta:creation-date>2020-10-28T11:30:51Z</meta:creation-date>
    <dc:date>2020-10-28T11:30:52Z</dc:date>
  </office:meta>
</office:document-meta>
</file>